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3">
  <office:scripts/>
  <office:font-face-decls>
    <style:font-face style:font-adornments="Bold Italic" style:font-family-generic="swiss" style:font-pitch="variable" style:name="Arial" svg:font-family="Arial"/>
    <style:font-face style:font-family-generic="swiss" style:font-pitch="variable" style:name="Calibri" svg:font-family="Calibri"/>
    <style:font-face style:font-pitch="variable" style:name="Carlito" svg:font-family="Carlito"/>
    <style:font-face style:font-family-generic="system" style:font-pitch="variable" style:name="DejaVu Sans" svg:font-family="'DejaVu Sans'"/>
    <style:font-face style:name="Lohit Hindi" svg:font-family="'Lohit Hindi'"/>
    <style:font-face style:font-family-generic="system" style:font-pitch="variable" style:name="Lohit Hindi1" svg:font-family="'Lohit Hindi'"/>
    <style:font-face style:font-family-generic="swiss" style:font-pitch="variable" style:name="Tahoma" svg:font-family="Tahoma"/>
    <style:font-face style:font-family-generic="roman" style:font-pitch="variable" style:name="Times New Roman" svg:font-family="'Times New Roman'"/>
  </office:font-face-decls>
  <office:automatic-styles>
    <style:style style:family="table-cell" style:name="lpODHtable-cell3">
      <style:table-cell-properties fo:border-bottom="none" fo:border-left="0.05pt solid #000000" fo:border-right="0.05pt solid #000000" fo:border-top="none" fo:padding="0in" style:automatic="1" style:part="content.xml" style:vertical-align="middle" style:writing-mode="page"/>
    </style:style>
    <style:style style:family="table-cell" style:name="lpODHtable-cell2">
      <style:table-cell-properties fo:border-bottom="0.05pt solid #000000" fo:border-left="0.05pt solid #000000" fo:border-right="0.05pt solid #000000" fo:border-top="none" fo:padding="0in" style:automatic="1" style:part="content.xml" style:vertical-align="middle" style:writing-mode="page"/>
    </style:style>
    <style:style style:family="table-cell" style:name="lpODHtable-cell1">
      <style:table-cell-properties fo:border-bottom="none" fo:border-left="0.05pt solid #000000" fo:border-right="0.05pt solid #000000" fo:border-top="0.05pt solid #000000" fo:padding="0in" style:automatic="1" style:part="content.xml" style:vertical-align="middle" style:writing-mode="page"/>
    </style:style>
    <style:style style:family="table" style:name="Table13">
      <style:table-properties fo:margin-bottom="0.0299in" fo:margin-top="0in" style:may-break-between-rows="false" style:width="2.3264in" style:writing-mode="lr-tb" table:align="margins"/>
    </style:style>
    <style:style style:family="table-column" style:name="Table13.A">
      <style:table-column-properties style:column-width="2.3264in" style:rel-column-width="65535*"/>
    </style:style>
    <style:style style:family="table-row" style:name="Table13.1">
      <style:table-row-properties fo:keep-together="always"/>
    </style:style>
    <style:style style:family="table-cell" style:name="Table13.A1">
      <style:table-cell-properties fo:border-bottom="none" fo:border-left="none" fo:border-right="none" fo:border-top="1.5pt solid #000000" fo:padding="0in"/>
    </style:style>
    <style:style style:family="table-cell" style:name="Table13.A2">
      <style:table-cell-properties fo:border="none" fo:padding="0in"/>
    </style:style>
    <style:style style:family="table" style:name="Table1">
      <style:table-properties fo:margin-bottom="0in" fo:margin-top="0in" style:may-break-between-rows="false" style:width="1.375in" style:writing-mode="lr-tb" table:align="left"/>
    </style:style>
    <style:style style:family="table-column" style:name="Table1.A">
      <style:table-column-properties style:column-width="0.3882in"/>
    </style:style>
    <style:style style:family="table-column" style:name="Table1.B">
      <style:table-column-properties style:column-width="0.9868in"/>
    </style:style>
    <style:style style:family="table-row" style:name="Table1.1">
      <style:table-row-properties fo:keep-together="always"/>
    </style:style>
    <style:style style:family="table-cell" style:name="Table1.A1">
      <style:table-cell-properties fo:border="none" fo:padding="0in" style:vertical-align="middle"/>
    </style:style>
    <style:style style:family="table" style:name="Table2">
      <style:table-properties style:width="7.4597in" style:writing-mode="lr-tb" table:align="margins"/>
    </style:style>
    <style:style style:family="table-column" style:name="Table2.A">
      <style:table-column-properties style:column-width="3.7292in" style:rel-column-width="32761*"/>
    </style:style>
    <style:style style:family="table-column" style:name="Table2.B">
      <style:table-column-properties style:column-width="3.7306in" style:rel-column-width="32774*"/>
    </style:style>
    <style:style style:family="table-cell" style:name="Table2.A1">
      <style:table-cell-properties fo:border-bottom="0.3pt solid #000000" fo:border-left="0.3pt solid #000000" fo:border-right="none" fo:border-top="0.3pt solid #000000" fo:padding="0in" style:vertical-align="middle" style:writing-mode="page"/>
    </style:style>
    <style:style style:family="table-cell" style:name="Table2.B1">
      <style:table-cell-properties fo:border="0.05pt solid #000000" fo:padding="0in" style:vertical-align="middle" style:writing-mode="page"/>
    </style:style>
    <style:style style:family="table" style:name="Table3">
      <style:table-properties fo:background-color="transparent" fo:break-after="auto" fo:break-before="auto" style:may-break-between-rows="false" style:width="7.4597in" style:writing-mode="lr-tb" table:align="margins">
        <style:background-image/>
      </style:table-properties>
    </style:style>
    <style:style style:family="table-column" style:name="Table3.A">
      <style:table-column-properties style:column-width="3.35in" style:rel-column-width="29430*"/>
    </style:style>
    <style:style style:family="table-column" style:name="Table3.B">
      <style:table-column-properties style:column-width="4.1097in" style:rel-column-width="36105*"/>
    </style:style>
    <style:style style:family="table-row" style:name="Table3.1">
      <style:table-row-properties fo:background-color="transparent" fo:keep-together="always" style:min-row-height="0.3097in">
        <style:background-image/>
      </style:table-row-properties>
    </style:style>
    <style:style style:family="table-cell" style:name="Table3.A1">
      <style:table-cell-properties fo:border-bottom="0.05pt solid #000000" fo:border-left="0.05pt solid #000000" fo:border-right="none" fo:border-top="0.05pt solid #000000" fo:padding="0in" style:vertical-align="middle" style:writing-mode="page"/>
    </style:style>
    <style:style style:family="table-cell" style:name="Table3.B1">
      <style:table-cell-properties fo:border-bottom="0.05pt solid #000000" fo:border-left="none" fo:border-right="0.05pt solid #000000" fo:border-top="0.05pt solid #000000" fo:padding="0in" style:vertical-align="middle" style:writing-mode="page"/>
    </style:style>
    <style:style style:family="paragraph" style:name="P1" style:parent-style-name="Footer">
      <style:paragraph-properties fo:text-align="center" style:justify-single-word="false"/>
    </style:style>
    <style:style style:family="paragraph" style:name="P2" style:parent-style-name="Standard">
      <style:paragraph-properties fo:break-before="page" fo:text-align="center" style:justify-single-word="false">
        <style:tab-stops>
          <style:tab-stop style:position="3in" style:type="right"/>
        </style:tab-stops>
      </style:paragraph-properties>
      <style:text-properties/>
    </style:style>
    <style:style style:family="paragraph" style:name="P3" style:parent-style-name="Footer">
      <style:paragraph-properties fo:text-align="center" style:justify-single-word="false"/>
      <style:text-properties fo:font-style="italic" style:font-style-asian="italic" style:font-style-complex="italic"/>
    </style:style>
    <style:style style:family="paragraph" style:name="P4" style:parent-style-name="Standard">
      <loext:graphic-properties draw:fill-gradient-name="gradient" draw:fill-hatch-name="hatch"/>
      <style:paragraph-properties fo:border="none" fo:margin-bottom="0.0598in" fo:margin-top="0in" fo:padding="0.0201in" fo:text-align="center" style:contextual-spacing="false" style:justify-single-word="false"/>
      <style:text-properties fo:font-size="14pt" style:font-size-asian="14pt" style:font-size-complex="14pt"/>
    </style:style>
    <style:style style:family="paragraph" style:name="P5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family="paragraph" style:name="P6" style:parent-style-name="Standard">
      <style:paragraph-properties fo:margin-bottom="0in" fo:margin-top="0.1201in" fo:text-align="center" style:contextual-spacing="false" style:justify-single-word="false"/>
      <style:text-properties fo:color="#3333ff" fo:country="US" fo:font-size="12pt" fo:font-weight="bold" fo:language="en" loext:opacity="100%" style:country-asian="US" style:font-size-asian="12pt" style:font-size-complex="12pt" style:font-weight-asian="bold" style:font-weight-complex="bold" style:language-asian="en"/>
    </style:style>
    <style:style style:family="paragraph" style:name="P7" style:parent-style-name="Standard">
      <loext:graphic-properties draw:fill-gradient-name="gradient" draw:fill-hatch-name="hatch"/>
      <style:paragraph-properties fo:border="none" fo:margin-bottom="0.0598in" fo:margin-top="0in" fo:padding="0.0201in" fo:text-align="center" style:contextual-spacing="false" style:justify-single-word="false"/>
      <style:text-properties fo:color="#3465a4" fo:font-size="18pt" fo:font-weight="bold" loext:opacity="100%" style:font-size-asian="18pt" style:font-size-complex="18pt" style:font-weight-asian="bold" style:font-weight-complex="bold"/>
    </style:style>
    <style:style style:family="paragraph" style:name="P8" style:parent-style-name="Standard">
      <style:text-properties/>
    </style:style>
    <style:style style:family="paragraph" style:name="P9" style:parent-style-name="Standard">
      <style:paragraph-properties fo:text-align="center" style:justify-single-word="false">
        <style:tab-stops>
          <style:tab-stop style:position="3in" style:type="right"/>
        </style:tab-stops>
      </style:paragraph-properties>
      <style:text-properties/>
    </style:style>
    <style:style style:family="paragraph" style:name="P10" style:parent-style-name="Standard">
      <style:paragraph-properties fo:text-align="center" style:justify-single-word="false">
        <style:tab-stops>
          <style:tab-stop style:position="3in" style:type="right"/>
        </style:tab-stops>
      </style:paragraph-properties>
      <style:text-properties fo:font-size="15pt" fo:font-weight="bold" style:font-size-asian="15pt" style:font-size-complex="15pt" style:font-weight-asian="bold" style:font-weight-complex="bold"/>
    </style:style>
    <style:style style:family="paragraph" style:name="P11" style:parent-style-name="Standard">
      <style:text-properties fo:font-size="15pt" fo:font-weight="bold" style:font-size-asian="15pt" style:font-size-complex="15pt" style:font-weight-asian="bold" style:font-weight-complex="bold"/>
    </style:style>
    <style:style style:family="paragraph" style:name="P12" style:parent-style-name="DirectoryEntry">
      <style:text-properties fo:font-size="9pt" style:font-size-asian="9pt" style:font-size-complex="9pt"/>
    </style:style>
    <style:style style:family="paragraph" style:name="P13" style:parent-style-name="DirectoryEntryLarger">
      <style:text-properties fo:font-size="9pt" style:font-size-asian="9pt" style:font-size-complex="9pt"/>
    </style:style>
    <style:style style:family="paragraph" style:name="P14" style:parent-style-name="DirectoryEntryLarger">
      <style:paragraph-properties fo:margin-left="0in" fo:margin-right="0.0799in" fo:text-align="end" fo:text-indent="0in" style:auto-text-indent="false" style:justify-single-word="false"/>
      <style:text-properties fo:font-size="10pt" fo:font-style="italic" style:font-size-asian="10pt" style:font-size-complex="10pt" style:font-style-asian="italic" style:font-style-complex="italic"/>
    </style:style>
    <style:style style:family="paragraph" style:name="P15" style:parent-style-name="DirectoryEntryLarger">
      <style:text-properties fo:font-size="10pt" fo:font-weight="bold" style:font-size-asian="10pt" style:font-size-complex="10pt" style:font-weight-asian="bold" style:font-weight-complex="bold"/>
    </style:style>
    <style:style style:family="paragraph" style:name="P16" style:parent-style-name="Standard">
      <style:paragraph-properties fo:break-before="page" fo:text-align="center" style:justify-single-word="false">
        <style:tab-stops>
          <style:tab-stop style:position="3in" style:type="right"/>
        </style:tab-stops>
      </style:paragraph-properties>
      <style:text-properties fo:country="US" fo:font-size="15pt" fo:font-weight="bold" fo:language="en" loext:opacity="0%" style:country-asian="CN" style:country-complex="SA" style:font-name="Carlito" style:font-name-asian="Calibri" style:font-name-complex="Times New Roman" style:font-size-asian="15pt" style:font-size-complex="15pt" style:font-weight-asian="bold" style:font-weight-complex="bold" style:language-asian="zh" style:language-complex="ar" style:use-window-font-color="true"/>
    </style:style>
    <style:style style:family="paragraph" style:master-page-name="" style:name="P17" style:parent-style-name="Standard">
      <loext:graphic-properties draw:fill="none"/>
      <style:paragraph-properties fo:background-color="transparent" fo:hyphenation-ladder-count="no-limit" fo:margin-bottom="0.1201in" fo:margin-left="1in" fo:margin-right="1.0618in" fo:margin-top="0in" fo:orphans="2" fo:text-align="start" fo:text-indent="0in" fo:widows="2" style:auto-text-indent="false" style:contextual-spacing="false" style:justify-single-word="false" style:page-number="auto" style:writing-mode="lr-tb">
        <style:tab-stops>
          <style:tab-stop style:position="3in" style:type="right"/>
          <style:tab-stop style:position="5.5583in"/>
        </style:tab-stops>
      </style:paragraph-properties>
      <style:text-properties fo:country="US" fo:font-size="15pt" fo:font-weight="bold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 style:country-asian="CN" style:country-complex="SA" style:font-name="Carlito" style:font-name-asian="Calibri" style:font-name-complex="Times New Roman" style:font-size-asian="15pt" style:font-size-complex="15pt" style:font-weight-asian="bold" style:font-weight-complex="bold" style:language-asian="zh" style:language-complex="ar" style:use-window-font-color="true"/>
    </style:style>
    <style:style style:family="paragraph" style:name="P18" style:parent-style-name="Standard">
      <loext:graphic-properties draw:fill="none"/>
      <style:paragraph-properties fo:background-color="transparent" fo:hyphenation-ladder-count="no-limit" fo:margin-bottom="0.1201in" fo:margin-left="1in" fo:margin-right="1.0618in" fo:margin-top="0in" fo:orphans="2" fo:text-align="start" fo:text-indent="0in" fo:widows="2" style:auto-text-indent="false" style:contextual-spacing="false" style:justify-single-word="false" style:writing-mode="lr-tb">
        <style:tab-stops>
          <style:tab-stop style:position="3in" style:type="right"/>
          <style:tab-stop style:position="5.5583in"/>
        </style:tab-stops>
      </style:paragraph-properties>
      <style:text-properties fo:country="US" fo:font-size="15pt" fo:font-weight="bold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 style:country-asian="CN" style:country-complex="SA" style:font-name="Carlito" style:font-name-asian="Calibri" style:font-name-complex="Times New Roman" style:font-size-asian="15pt" style:font-size-complex="15pt" style:font-weight-asian="bold" style:font-weight-complex="bold" style:language-asian="zh" style:language-complex="ar" style:use-window-font-color="true"/>
    </style:style>
    <style:style style:family="paragraph" style:name="P19" style:parent-style-name="Standard">
      <style:text-properties/>
    </style:style>
    <style:style style:family="paragraph" style:master-page-name="" style:name="P20" style:parent-style-name="Standard">
      <style:paragraph-properties fo:margin-bottom="0.1201in" fo:margin-left="1in" fo:margin-right="1.0618in" fo:margin-top="0in" fo:text-align="start" fo:text-indent="0in" style:auto-text-indent="false" style:contextual-spacing="false" style:justify-single-word="false" style:page-number="auto">
        <style:tab-stops>
          <style:tab-stop style:position="3in" style:type="right"/>
          <style:tab-stop style:position="5.5583in"/>
        </style:tab-stops>
      </style:paragraph-properties>
      <style:text-properties/>
    </style:style>
    <style:style style:family="paragraph" style:name="P21" style:parent-style-name="Standard">
      <style:paragraph-properties fo:margin-bottom="0.1201in" fo:margin-left="1in" fo:margin-right="1.0618in" fo:margin-top="0in" fo:text-align="start" fo:text-indent="0in" style:auto-text-indent="false" style:contextual-spacing="false" style:justify-single-word="false">
        <style:tab-stops>
          <style:tab-stop style:position="3in" style:type="right"/>
          <style:tab-stop style:position="5.5583in"/>
        </style:tab-stops>
      </style:paragraph-properties>
      <style:text-properties fo:country="US" fo:language="en" style:country-asian="CN" style:country-complex="SA" style:language-asian="zh" style:language-complex="ar"/>
    </style:style>
    <style:style style:family="paragraph" style:name="P22" style:parent-style-name="Table_20_Contents">
      <style:text-properties fo:font-size="12pt" style:font-size-asian="12pt" style:font-size-complex="12pt"/>
    </style:style>
    <style:style style:family="paragraph" style:name="P23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family="paragraph" style:name="P24" style:parent-style-name="Table_20_Contents">
      <style:text-properties fo:font-size="12pt" style:font-size-asian="12pt" style:font-size-complex="12pt"/>
    </style:style>
    <style:style style:family="paragraph" style:name="P25" style:parent-style-name="Table_20_Contents">
      <style:text-properties fo:font-size="10.5pt" style:font-size-asian="10.5pt" style:font-size-complex="10.5pt"/>
    </style:style>
    <style:style style:family="paragraph" style:name="P26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color="#3465a4" fo:font-style="italic" fo:font-weight="bold" loext:opacity="100%" style:font-style-asian="italic" style:font-style-complex="italic" style:font-weight-asian="bold" style:font-weight-complex="bold"/>
    </style:style>
    <style:style style:family="text" style:name="T4">
      <style:text-properties fo:color="#3465a4" fo:font-style="italic" fo:font-weight="bold" loext:opacity="100%" style:font-style-asian="italic" style:font-style-complex="italic" style:font-weight-asian="bold" style:font-weight-complex="bold"/>
    </style:style>
    <style:style style:family="text" style:name="T5">
      <style:text-properties fo:color="#3465a4" fo:font-style="italic" fo:font-weight="bold" loext:opacity="100%" style:font-style-asian="italic" style:font-style-complex="italic" style:font-weight-asian="bold" style:font-weight-complex="bold"/>
    </style:style>
    <style:style style:family="text" style:name="T8">
      <style:text-properties fo:font-weight="normal" style:font-weight-asian="normal" style:font-weight-complex="normal"/>
    </style:style>
    <style:style style:family="text" style:name="T9">
      <style:text-properties fo:font-weight="normal" style:font-weight-asian="normal" style:font-weight-complex="normal"/>
    </style:style>
    <style:style style:family="text" style:name="T12">
      <style:text-properties fo:font-size="11pt" fo:font-weight="bold" style:font-size-asian="11pt" style:font-size-complex="11pt" style:font-weight-asian="bold" style:font-weight-complex="bold"/>
    </style:style>
    <style:style style:family="text" style:name="T13">
      <style:text-properties fo:font-size="11pt" fo:font-weight="bold" style:font-size-asian="11pt" style:font-size-complex="11pt" style:font-weight-asian="bold" style:font-weight-complex="bold"/>
    </style:style>
    <style:style style:family="text" style:name="T14">
      <style:text-properties fo:font-size="11pt" fo:font-style="italic" fo:font-weight="normal" style:font-size-asian="11pt" style:font-size-complex="11pt" style:font-style-asian="italic" style:font-style-complex="italic" style:font-weight-asian="normal" style:font-weight-complex="normal"/>
    </style:style>
    <style:style style:family="text" style:name="T15">
      <style:text-properties fo:font-size="11pt" fo:font-style="italic" fo:font-weight="normal" style:font-size-asian="11pt" style:font-size-complex="11pt" style:font-style-asian="italic" style:font-style-complex="italic" style:font-weight-asian="normal" style:font-weight-complex="normal"/>
    </style:style>
    <style:style style:family="text" style:name="T16">
      <style:text-properties fo:font-size="11pt" fo:font-style="italic" fo:font-weight="normal" style:font-size-asian="11pt" style:font-size-complex="11pt" style:font-style-asian="italic" style:font-style-complex="italic" style:font-weight-asian="normal" style:font-weight-complex="normal"/>
    </style:style>
    <style:style style:family="text" style:name="T17">
      <style:text-properties fo:font-size="11pt" fo:font-style="italic" fo:font-weight="normal" style:font-size-asian="11pt" style:font-size-complex="11pt" style:font-style-asian="italic" style:font-style-complex="italic" style:font-weight-asian="normal" style:font-weight-complex="normal"/>
    </style:style>
    <style:style style:family="text" style:name="T18">
      <style:text-properties fo:font-size="11pt" fo:font-style="italic" fo:font-weight="normal" style:font-size-asian="11pt" style:font-size-complex="11pt" style:font-style-asian="italic" style:font-style-complex="italic" style:font-weight-asian="normal" style:font-weight-complex="normal"/>
    </style:style>
    <style:style style:family="text" style:name="T19">
      <style:text-properties fo:font-size="11pt" fo:font-style="italic" fo:font-weight="normal" style:font-size-asian="11pt" style:font-size-complex="11pt" style:font-style-asian="italic" style:font-style-complex="italic" style:font-weight-asian="normal" style:font-weight-complex="normal"/>
    </style:style>
    <style:style style:family="text" style:name="T20">
      <style:text-properties fo:font-size="11pt" fo:font-style="italic" fo:font-weight="normal" style:font-size-asian="11pt" style:font-size-complex="11pt" style:font-style-asian="italic" style:font-style-complex="italic" style:font-weight-asian="normal" style:font-weight-complex="normal"/>
    </style:style>
    <style:style style:family="text" style:name="T21">
      <style:text-properties fo:font-size="11pt" fo:font-style="italic" fo:font-weight="normal" style:font-size-asian="11pt" style:font-size-complex="11pt" style:font-style-asian="italic" style:font-style-complex="italic" style:font-weight-asian="normal" style:font-weight-complex="normal"/>
    </style:style>
    <style:style style:family="text" style:name="T22">
      <style:text-properties fo:font-size="11pt" fo:font-style="italic" fo:font-weight="normal" style:font-size-asian="11pt" style:font-size-complex="11pt" style:font-style-asian="italic" style:font-style-complex="italic" style:font-weight-asian="normal" style:font-weight-complex="normal"/>
    </style:style>
    <style:style style:family="text" style:name="T23">
      <style:text-properties fo:font-size="11pt" fo:font-style="italic" style:font-size-asian="11pt" style:font-size-complex="11pt" style:font-style-asian="italic" style:font-style-complex="italic"/>
    </style:style>
    <style:style style:family="text" style:name="T24">
      <style:text-properties fo:font-size="10pt" fo:font-weight="normal" style:font-size-asian="10pt" style:font-size-complex="10pt" style:font-weight-asian="normal" style:font-weight-complex="normal"/>
    </style:style>
    <style:style style:family="text" style:name="T25">
      <style:text-properties fo:font-size="10pt" fo:font-weight="normal" style:font-size-asian="10pt" style:font-size-complex="10pt" style:font-weight-asian="normal" style:font-weight-complex="normal"/>
    </style:style>
    <style:style style:family="text" style:name="T32">
      <style:text-properties fo:country="US" fo:font-size="15pt" fo:font-weight="bold" fo:language="en" loext:opacity="0%" style:country-asian="CN" style:country-complex="SA" style:font-name="Carlito" style:font-name-asian="Calibri" style:font-name-complex="Times New Roman" style:font-size-asian="15pt" style:font-size-complex="15pt" style:font-weight-asian="bold" style:font-weight-complex="bold" style:language-asian="zh" style:language-complex="ar" style:use-window-font-color="true"/>
    </style:style>
    <style:style style:family="text" style:name="T33">
      <style:text-properties fo:country="US" fo:font-size="15pt" fo:font-weight="bold" fo:language="en" loext:opacity="0%" style:country-asian="CN" style:country-complex="SA" style:font-name="Carlito" style:font-name-asian="Calibri" style:font-name-complex="Times New Roman" style:font-size-asian="15pt" style:font-size-complex="15pt" style:font-weight-asian="bold" style:font-weight-complex="bold" style:language-asian="zh" style:language-complex="ar" style:use-window-font-color="true"/>
    </style:style>
    <style:style style:family="text" style:name="T34">
      <style:text-properties fo:country="US" fo:font-size="15pt" fo:font-weight="bold" fo:language="en" loext:opacity="0%" style:country-asian="CN" style:country-complex="SA" style:font-name="Carlito" style:font-name-asian="Calibri" style:font-name-complex="Times New Roman" style:font-size-asian="15pt" style:font-size-complex="15pt" style:font-weight-asian="bold" style:font-weight-complex="bold" style:language-asian="zh" style:language-complex="ar" style:use-window-font-color="true"/>
    </style:style>
    <style:style style:family="text" style:name="T35">
      <style:text-properties fo:country="US" fo:font-size="15pt" fo:font-weight="bold" fo:language="en" loext:opacity="0%" style:country-asian="CN" style:country-complex="SA" style:font-name="Carlito" style:font-name-asian="Calibri" style:font-name-complex="Times New Roman" style:font-size-asian="15pt" style:font-size-complex="15pt" style:font-weight-asian="bold" style:font-weight-complex="bold" style:language-asian="zh" style:language-complex="ar" style:use-window-font-color="true"/>
    </style:style>
    <style:style style:family="text" style:name="T36">
      <style:text-properties fo:country="US" fo:font-size="11pt" fo:font-style="italic" fo:font-weight="normal" fo:language="en" loext:opacity="0%" style:country-asian="CN" style:country-complex="SA" style:font-name="Carlito" style:font-name-asian="Calibri" style:font-name-complex="Times New Roman" style:font-size-asian="11pt" style:font-size-complex="11pt" style:font-style-asian="italic" style:font-style-complex="italic" style:font-weight-asian="normal" style:font-weight-complex="normal" style:language-asian="zh" style:language-complex="ar" style:use-window-font-color="true"/>
    </style:style>
    <style:style style:family="text" style:name="T37">
      <style:text-properties fo:country="US" fo:language="en" style:country-asian="CN" style:country-complex="SA" style:language-asian="zh" style:language-complex="ar"/>
    </style:style>
    <style:style style:family="text" style:name="T38">
      <style:text-properties fo:country="US" fo:language="en" style:country-asian="CN" style:country-complex="SA" style:language-asian="zh" style:language-complex="ar"/>
    </style:style>
    <style:style style:family="text" style:name="T39">
      <style:text-properties fo:country="US" fo:font-weight="bold" fo:language="en" style:country-asian="CN" style:country-complex="SA" style:font-weight-asian="bold" style:font-weight-complex="bold" style:language-asian="zh" style:language-complex="ar"/>
    </style:style>
    <style:style style:family="text" style:name="T40">
      <style:text-properties fo:country="US" fo:font-weight="bold" fo:language="en" style:country-asian="CN" style:country-complex="SA" style:font-weight-asian="bold" style:font-weight-complex="bold" style:language-asian="zh" style:language-complex="ar"/>
    </style:style>
    <style:style style:family="text" style:name="T42">
      <style:text-properties fo:font-size="9pt" style:font-size-asian="9pt" style:font-size-complex="9pt"/>
    </style:style>
    <style:style style:family="text" style:name="T43">
      <style:text-properties fo:font-size="9pt" style:font-size-asian="9pt" style:font-size-complex="9pt"/>
    </style:style>
    <style:style style:family="text" style:name="T44">
      <style:text-properties fo:font-size="9pt" style:font-size-asian="9pt" style:font-size-complex="9pt"/>
    </style:style>
    <style:style style:family="text" style:name="T45">
      <style:text-properties fo:font-size="9pt" style:font-size-asian="9pt" style:font-size-complex="9pt"/>
    </style:style>
    <style:style style:family="graphic" style:name="fr1" style:parent-style-name="runon">
      <style:graphic-properties draw:fill="solid" draw:fill-color="#ffd7d7" draw:wrap-influence-on-position="once-concurrent" fo:background-color="#ffd7d7" loext:allow-overlap="false" style:vertical-pos="from-top"/>
    </style:style>
    <style:style style:family="graphic" style:name="fr2" style:parent-style-name="runon">
      <style:graphic-properties draw:fill="solid" draw:fill-color="#dee7e5" draw:wrap-influence-on-position="once-concurrent" fo:background-color="#dee7e5" loext:allow-overlap="false" style:vertical-pos="from-top"/>
    </style:style>
    <style:style style:family="graphic" style:name="fr3" style:parent-style-name="Frame">
      <style:graphic-properties draw:shadow-opacity="100%" fo:border="3pt solid #009900" fo:padding="0in" style:horizontal-pos="center" style:horizontal-rel="page" style:shadow="none" style:vertical-pos="from-top" style:vertical-rel="page-content" style:wrap="none"/>
    </style:style>
    <style:style style:family="section" style:name="Sect1">
      <style:section-properties fo:background-color="#dee6ef" style:editable="false" text:dont-balance-text-columns="false">
        <style:columns fo:column-count="3" fo:column-gap="0.2402in">
          <style:column-sep style:color="#000000" style:height="100%" style:style="solid" style:width="0.0035in"/>
          <style:column fo:end-indent="0.1201in" fo:start-indent="0in" style:rel-width="21845*"/>
          <style:column fo:end-indent="0.1201in" fo:start-indent="0.1201in" style:rel-width="21845*"/>
          <style:column fo:end-indent="0in" fo:start-indent="0.1201in" style:rel-width="21845*"/>
        </style:columns>
        <style:background-image/>
      </style:section-properties>
    </style:style>
    <style:style style:family="section" style:name="Sect2">
      <style:section-properties fo:margin-left="0.0799in" fo:margin-right="0.0799in" style:editable="false" text:dont-balance-text-columns="false">
        <style:columns fo:column-count="5" fo:column-gap="0.1in">
          <style:column fo:end-indent="0.05in" fo:start-indent="0in" style:rel-width="13107*"/>
          <style:column fo:end-indent="0.05in" fo:start-indent="0.05in" style:rel-width="13107*"/>
          <style:column fo:end-indent="0.05in" fo:start-indent="0.05in" style:rel-width="13107*"/>
          <style:column fo:end-indent="0.05in" fo:start-indent="0.05in" style:rel-width="13107*"/>
          <style:column fo:end-indent="0in" fo:start-indent="0.05in" style:rel-width="13107*"/>
        </style:columns>
      </style:section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Frame3" draw:style-name="fr3" draw:z-index="0" svg:width="3.7736in" svg:y="0in" text:anchor-page-number="1" text:anchor-type="page">
        <draw:text-box fo:min-height="0.8453in">
          <text:p text:style-name="P7">COMMON FAMILY NAMES</text:p>
          <text:p text:style-name="P4"><text:span text:style-name="T5">Database timestamp:</text:span><text:span text:style-name="T4"> </text:span><text:span text:style-name="T3">2023-09-06</text:span></text:p>
        </draw:text-box>
      </draw:frame>
      <text:p text:style-name="P6"/>
      <text:p text:style-name="P10">Alphabetical List of Family Names</text:p>
      <text:p text:style-name="P9"/>
      <text:section text:name="TwoCol" text:style-name="Sect1">
        <table:table table:name="lpODHTable1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Adams</text:span><text:span text:style-name="T1"> </text:span><text:span text:style-name="T24">(English, Jew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42 (427,865 in US)</text:p>
            </table:table-cell>
          </table:table-row>
        </table:table>
        <table:table table:name="lpODHTable2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Allen</text:span><text:span text:style-name="T1"> </text:span><text:span text:style-name="T24">(Scottish, 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33 (482,607 in US)</text:p>
            </table:table-cell>
          </table:table-row>
        </table:table>
        <table:table table:name="lpODHTable3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Alvarez</text:span><text:span text:style-name="T1"> </text:span><text:span text:style-name="T24">(Span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92 (233,983 in US)</text:p>
            </table:table-cell>
          </table:table-row>
        </table:table>
        <table:table table:name="lpODHTable4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Anderson</text:span><text:span text:style-name="T1"> </text:span><text:span text:style-name="T24">(Swedish, Danish, Norwegian, 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15 (784,404 in US)</text:p>
            </table:table-cell>
          </table:table-row>
        </table:table>
        <table:table table:name="lpODHTable5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Bailey</text:span><text:span text:style-name="T1"> </text:span><text:span text:style-name="T24">(Scottish, Frenc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72 (277,030 in US)</text:p>
            </table:table-cell>
          </table:table-row>
        </table:table>
        <table:table table:name="lpODHTable6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Baker</text:span><text:span text:style-name="T1"> </text:span><text:span text:style-name="T24">(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44 (419,586 in US)</text:p>
            </table:table-cell>
          </table:table-row>
        </table:table>
        <table:table table:name="lpODHTable7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Bennet</text:span><text:span text:style-name="T1"> </text:span><text:span text:style-name="T24">(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86 (247,599 in US)</text:p>
            </table:table-cell>
          </table:table-row>
        </table:table>
        <table:table table:name="lpODHTable8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Brooks</text:span><text:span text:style-name="T1"> </text:span><text:span text:style-name="T24">(Swedish, 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82 (251,663 in US)</text:p>
            </table:table-cell>
          </table:table-row>
        </table:table>
        <table:table table:name="lpODHTable9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Brown</text:span><text:span text:style-name="T1"> </text:span><text:span text:style-name="T24">(English, Scottish, Ir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4 (1,437,026 in US)</text:p>
            </table:table-cell>
          </table:table-row>
        </table:table>
        <table:table table:name="lpODHTable10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Campbell</text:span><text:span text:style-name="T1"> </text:span><text:span text:style-name="T24">(Scottish, Ir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47 (386,157 in US)</text:p>
            </table:table-cell>
          </table:table-row>
        </table:table>
        <table:table table:name="lpODHTable11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Carter</text:span><text:span text:style-name="T1"> </text:span><text:span text:style-name="T24">(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49 (376,966 in US)</text:p>
            </table:table-cell>
          </table:table-row>
        </table:table>
        <table:table table:name="lpODHTable12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Castillo</text:span><text:span text:style-name="T1"> </text:span><text:span text:style-name="T24">(Span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93 (230,420 in US)</text:p>
            </table:table-cell>
          </table:table-row>
        </table:table>
        <table:table table:name="lpODHTable13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Chavez</text:span><text:span text:style-name="T1"> </text:span><text:span text:style-name="T24">(Spanish, Portuguese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83 (250,898 in US)</text:p>
            </table:table-cell>
          </table:table-row>
        </table:table>
        <table:table table:name="lpODHTable14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Clark</text:span><text:span text:style-name="T1"> </text:span><text:span text:style-name="T24">(English, Ir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27 (562,679 in US)</text:p>
            </table:table-cell>
          </table:table-row>
        </table:table>
        <table:table table:name="lpODHTable15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Collins</text:span><text:span text:style-name="T1"> </text:span><text:span text:style-name="T24">(Irish, 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59 (329,770 in US)</text:p>
            </table:table-cell>
          </table:table-row>
        </table:table>
        <table:table table:name="lpODHTable16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Cook</text:span><text:span text:style-name="T1"> </text:span><text:span text:style-name="T24">(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65 (302,589 in US)</text:p>
            </table:table-cell>
          </table:table-row>
        </table:table>
        <table:table table:name="lpODHTable17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Cooper</text:span><text:span text:style-name="T1"> </text:span><text:span text:style-name="T24">(English, Dutc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70 (280,791 in US)</text:p>
            </table:table-cell>
          </table:table-row>
        </table:table>
        <table:table table:name="lpODHTable18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Cox</text:span><text:span text:style-name="T1"> </text:span><text:span text:style-name="T24">(English, French, Welsh, Ir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78 (261,231 in US)</text:p>
            </table:table-cell>
          </table:table-row>
        </table:table>
        <table:table table:name="lpODHTable19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Cruz</text:span><text:span text:style-name="T1"> </text:span><text:span text:style-name="T24">(Span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57 (334,201 in US)</text:p>
            </table:table-cell>
          </table:table-row>
        </table:table>
        <table:table table:name="lpODHTable20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Davis</text:span><text:span text:style-name="T1"> </text:span><text:span text:style-name="T24">(English, Wel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8 (1,116,357 in US)</text:p>
            </table:table-cell>
          </table:table-row>
        </table:table>
        <table:table table:name="lpODHTable21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Diaz</text:span><text:span text:style-name="T1"> </text:span><text:span text:style-name="T24">(Spanish, Portuguese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55 (347,636 in US)</text:p>
            </table:table-cell>
          </table:table-row>
        </table:table>
        <table:table table:name="lpODHTable22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Edwards</text:span><text:span text:style-name="T1"> </text:span><text:span text:style-name="T24">(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58 (332,423 in US)</text:p>
            </table:table-cell>
          </table:table-row>
        </table:table>
        <table:table table:name="lpODHTable23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Evans</text:span><text:span text:style-name="T1"> </text:span><text:span text:style-name="T24">(Wel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53 (355,593 in US)</text:p>
            </table:table-cell>
          </table:table-row>
        </table:table>
        <table:table table:name="lpODHTable24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Flores</text:span><text:span text:style-name="T1"> </text:span><text:span text:style-name="T24">(Span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40 (433,969 in US)</text:p>
            </table:table-cell>
          </table:table-row>
        </table:table>
        <table:table table:name="lpODHTable25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Foster</text:span><text:span text:style-name="T1"> </text:span><text:span text:style-name="T24">(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99 (227,764 in US)</text:p>
            </table:table-cell>
          </table:table-row>
        </table:table>
        <table:table table:name="lpODHTable26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Garcia</text:span><text:span text:style-name="T1"> </text:span><text:span text:style-name="T24">(Span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6 (1,166,120 in US)</text:p>
            </table:table-cell>
          </table:table-row>
        </table:table>
        <table:table table:name="lpODHTable27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Gomez</text:span><text:span text:style-name="T1"> </text:span><text:span text:style-name="T24">(Span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51 (365,655 in US)</text:p>
            </table:table-cell>
          </table:table-row>
        </table:table>
        <table:table table:name="lpODHTable28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Gonzales</text:span><text:span text:style-name="T1"> </text:span><text:span text:style-name="T24">(Span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13 (841,025 in US)</text:p>
            </table:table-cell>
          </table:table-row>
        </table:table>
        <table:table table:name="lpODHTable29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Gray</text:span><text:span text:style-name="T1"> </text:span><text:span text:style-name="T24">(English, Scott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87 (246,116 in US)</text:p>
            </table:table-cell>
          </table:table-row>
        </table:table>
        <table:table table:name="lpODHTable30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Green</text:span><text:span text:style-name="T1"> </text:span><text:span text:style-name="T24">(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41 (430,182 in US)</text:p>
            </table:table-cell>
          </table:table-row>
        </table:table>
        <table:table table:name="lpODHTable31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Gutierrez</text:span><text:span text:style-name="T1"> </text:span><text:span text:style-name="T24">(Span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67 (293,218 in US)</text:p>
            </table:table-cell>
          </table:table-row>
        </table:table>
        <table:table table:name="lpODHTable32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Hall</text:span><text:span text:style-name="T1"> </text:span><text:span text:style-name="T24">(English, Scottish, German, Irish, Scandanavian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45 (407,076 in US)</text:p>
            </table:table-cell>
          </table:table-row>
        </table:table>
        <table:table table:name="lpODHTable33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Harris</text:span><text:span text:style-name="T1"> </text:span><text:span text:style-name="T24">(English, Wel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25 (624,252 in US)</text:p>
            </table:table-cell>
          </table:table-row>
        </table:table>
        <table:table table:name="lpODHTable34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Hernandez</text:span><text:span text:style-name="T1"> </text:span><text:span text:style-name="T24">(Spanish, Portuguese 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11 (1,04,328 in US)</text:p>
            </table:table-cell>
          </table:table-row>
        </table:table>
        <table:table table:name="lpODHTable35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Hill</text:span><text:span text:style-name="T1"> </text:span><text:span text:style-name="T24">(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39 (434,827 in US)</text:p>
            </table:table-cell>
          </table:table-row>
        </table:table>
        <table:table table:name="lpODHTable36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Howard</text:span><text:span text:style-name="T1"> </text:span><text:span text:style-name="T24">(English, German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75 (264,826 in US)</text:p>
            </table:table-cell>
          </table:table-row>
        </table:table>
        <table:table table:name="lpODHTable37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Hughes</text:span><text:span text:style-name="T1"> </text:span><text:span text:style-name="T24">(English, Ir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90 (236,271 in US)</text:p>
            </table:table-cell>
          </table:table-row>
        </table:table>
        <table:table table:name="lpODHTable38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Jackson</text:span><text:span text:style-name="T1"> </text:span><text:span text:style-name="T24">(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19 (708,099 in US)</text:p>
            </table:table-cell>
          </table:table-row>
        </table:table>
        <table:table table:name="lpODHTable39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James</text:span><text:span text:style-name="T1"> </text:span><text:span text:style-name="T24">(English, Wel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85 (249,379 in US)</text:p>
            </table:table-cell>
          </table:table-row>
        </table:table>
        <table:table table:name="lpODHTable40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Jimenez</text:span><text:span text:style-name="T1"> </text:span><text:span text:style-name="T24">(Span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100 (227,118 in US)</text:p>
            </table:table-cell>
          </table:table-row>
        </table:table>
        <table:table table:name="lpODHTable41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Johnson</text:span><text:span text:style-name="T1"> </text:span><text:span text:style-name="T24">(English, Scott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2 (1,932,812 in US)</text:p>
            </table:table-cell>
          </table:table-row>
        </table:table>
        <table:table table:name="lpODHTable42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Jones</text:span><text:span text:style-name="T1"> </text:span><text:span text:style-name="T24">(English, Wel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5 (1,425,470 in US)</text:p>
            </table:table-cell>
          </table:table-row>
        </table:table>
        <table:table table:name="lpODHTable43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Kelly</text:span><text:span text:style-name="T1"> </text:span><text:span text:style-name="T24">(Ir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74 (267,394 in US)</text:p>
            </table:table-cell>
          </table:table-row>
        </table:table>
        <table:table table:name="lpODHTable44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Kim</text:span><text:span text:style-name="T1"> </text:span><text:span text:style-name="T24">(Korean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77 (262,352 in US)</text:p>
            </table:table-cell>
          </table:table-row>
        </table:table>
        <table:table table:name="lpODHTable45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King</text:span><text:span text:style-name="T1"> </text:span><text:span text:style-name="T24">(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34 (465,422 in US)</text:p>
            </table:table-cell>
          </table:table-row>
        </table:table>
        <table:table table:name="lpODHTable46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Lee</text:span><text:span text:style-name="T1"> </text:span><text:span text:style-name="T24">(English, Irish, Chinese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21 (693,023 in US)</text:p>
            </table:table-cell>
          </table:table-row>
        </table:table>
        <table:table table:name="lpODHTable47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Lewis</text:span><text:span text:style-name="T1"> </text:span><text:span text:style-name="T24">(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29 (531,781 in US)</text:p>
            </table:table-cell>
          </table:table-row>
        </table:table>
        <table:table table:name="lpODHTable48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Long</text:span><text:span text:style-name="T1"> </text:span><text:span text:style-name="T24">(English, Scottish, Chinese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97 (229,374 in US)</text:p>
            </table:table-cell>
          </table:table-row>
        </table:table>
        <table:table table:name="lpODHTable49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Lopez</text:span><text:span text:style-name="T1"> </text:span><text:span text:style-name="T24">(Span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12 (874,523 in US)</text:p>
            </table:table-cell>
          </table:table-row>
        </table:table>
        <table:table table:name="lpODHTable50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Martin</text:span><text:span text:style-name="T1"> </text:span><text:span text:style-name="T24">(English, French, Scottish, Irish, German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20 (702,625 in US)</text:p>
            </table:table-cell>
          </table:table-row>
        </table:table>
        <table:table table:name="lpODHTable51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Martinez</text:span><text:span text:style-name="T1"> </text:span><text:span text:style-name="T24">(Span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10 (1,060,159 in US)</text:p>
            </table:table-cell>
          </table:table-row>
        </table:table>
        <table:table table:name="lpODHTable52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Mendoza</text:span><text:span text:style-name="T1"> </text:span><text:span text:style-name="T24">(Span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88 (242,771 in US)</text:p>
            </table:table-cell>
          </table:table-row>
        </table:table>
        <table:table table:name="lpODHTable53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Miller</text:span><text:span text:style-name="T1"> </text:span><text:span text:style-name="T24">(English, Scottish, German, French, Italian 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7 (1,161,437 in US)</text:p>
            </table:table-cell>
          </table:table-row>
        </table:table>
        <table:table table:name="lpODHTable54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Mitchell</text:span><text:span text:style-name="T1"> </text:span><text:span text:style-name="T24">(Scottish, English, Ir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48 (384,486 in US)</text:p>
            </table:table-cell>
          </table:table-row>
        </table:table>
        <table:table table:name="lpODHTable55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Moore</text:span><text:span text:style-name="T1"> </text:span><text:span text:style-name="T24">(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18 (724,374 in US)</text:p>
            </table:table-cell>
          </table:table-row>
        </table:table>
        <table:table table:name="lpODHTable56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Morales</text:span><text:span text:style-name="T1"> </text:span><text:span text:style-name="T24">(Spanish, Portuguese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63 (311,777 in US)</text:p>
            </table:table-cell>
          </table:table-row>
        </table:table>
        <table:table table:name="lpODHTable57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Morgan</text:span><text:span text:style-name="T1"> </text:span><text:span text:style-name="T24">(Wel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69 (286,280 in US)</text:p>
            </table:table-cell>
          </table:table-row>
        </table:table>
        <table:table table:name="lpODHTable58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Morris</text:span><text:span text:style-name="T1"> </text:span><text:span text:style-name="T24">(English, Irish, Scott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62 (318,884 in US)</text:p>
            </table:table-cell>
          </table:table-row>
        </table:table>
        <table:table table:name="lpODHTable59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Murphy</text:span><text:span text:style-name="T1"> </text:span><text:span text:style-name="T24">(Ir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64 (308,417 in US)</text:p>
            </table:table-cell>
          </table:table-row>
        </table:table>
        <table:table table:name="lpODHTable60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Myers</text:span><text:span text:style-name="T1"> </text:span><text:span text:style-name="T24">(German, 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96 (229,895 in US)</text:p>
            </table:table-cell>
          </table:table-row>
        </table:table>
        <table:table table:name="lpODHTable61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Nelson</text:span><text:span text:style-name="T1"> </text:span><text:span text:style-name="T24">(Ir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43 (424,958 in US)</text:p>
            </table:table-cell>
          </table:table-row>
        </table:table>
        <table:table table:name="lpODHTable62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Nguyen</text:span><text:span text:style-name="T1"> </text:span><text:span text:style-name="T24">(Vietnamese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38 (437,645 in US)</text:p>
            </table:table-cell>
          </table:table-row>
        </table:table>
        <table:table table:name="lpODHTable63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Ortiz</text:span><text:span text:style-name="T1"> </text:span><text:span text:style-name="T24">(Span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68 (286,899 in US)</text:p>
            </table:table-cell>
          </table:table-row>
        </table:table>
        <table:table table:name="lpODHTable64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Parker</text:span><text:span text:style-name="T1"> </text:span><text:span text:style-name="T24">(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56 (336,221 in US)</text:p>
            </table:table-cell>
          </table:table-row>
        </table:table>
        <table:table table:name="lpODHTable65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Patel</text:span><text:span text:style-name="T1"> </text:span><text:span text:style-name="T24">(Indian, Hindu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95 (229,973 in US)</text:p>
            </table:table-cell>
          </table:table-row>
        </table:table>
        <table:table table:name="lpODHTable66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Perez</text:span><text:span text:style-name="T1"> </text:span><text:span text:style-name="T24">(Span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22 (681,645 in US)</text:p>
            </table:table-cell>
          </table:table-row>
        </table:table>
        <table:table table:name="lpODHTable67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Peterson</text:span><text:span text:style-name="T1"> </text:span><text:span text:style-name="T24">(English, Scottish, German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71 (278,297 in US)</text:p>
            </table:table-cell>
          </table:table-row>
        </table:table>
        <table:table table:name="lpODHTable68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Phillips</text:span><text:span text:style-name="T1"> </text:span><text:span text:style-name="T24">(Wel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52 (360,802 in US)</text:p>
            </table:table-cell>
          </table:table-row>
        </table:table>
        <table:table table:name="lpODHTable69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Price</text:span><text:span text:style-name="T1"> </text:span><text:span text:style-name="T24">(Wel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91 (235,251 in US)</text:p>
            </table:table-cell>
          </table:table-row>
        </table:table>
        <table:table table:name="lpODHTable70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Ramirez</text:span><text:span text:style-name="T1"> </text:span><text:span text:style-name="T24">(Span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28 (557,423 in US)</text:p>
            </table:table-cell>
          </table:table-row>
        </table:table>
        <table:table table:name="lpODHTable71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Ramos</text:span><text:span text:style-name="T1"> </text:span><text:span text:style-name="T24">(Spanish, Portuguese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76 (263,464 in US)</text:p>
            </table:table-cell>
          </table:table-row>
        </table:table>
        <table:table table:name="lpODHTable72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Reed</text:span><text:span text:style-name="T1"> </text:span><text:span text:style-name="T24">(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73 (277,030 in US)</text:p>
            </table:table-cell>
          </table:table-row>
        </table:table>
        <table:table table:name="lpODHTable73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Reyes</text:span><text:span text:style-name="T1"> </text:span><text:span text:style-name="T24">(Span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60 (327,904 in US)</text:p>
            </table:table-cell>
          </table:table-row>
        </table:table>
        <table:table table:name="lpODHTable74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Richardson</text:span><text:span text:style-name="T1"> </text:span><text:span text:style-name="T24">(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80 (259,758 in US)</text:p>
            </table:table-cell>
          </table:table-row>
        </table:table>
        <table:table table:name="lpODHTable75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Rivera</text:span><text:span text:style-name="T1"> </text:span><text:span text:style-name="T24">(Span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46 (391,114 in US)</text:p>
            </table:table-cell>
          </table:table-row>
        </table:table>
        <table:table table:name="lpODHTable76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Roberts</text:span><text:span text:style-name="T1"> </text:span><text:span text:style-name="T24">(Welsh, German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50 (376,774 in US)</text:p>
            </table:table-cell>
          </table:table-row>
        </table:table>
        <table:table table:name="lpODHTable77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Robinson</text:span><text:span text:style-name="T1"> </text:span><text:span text:style-name="T24">(English, Jew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30 (529,821 in US)</text:p>
            </table:table-cell>
          </table:table-row>
        </table:table>
        <table:table table:name="lpODHTable78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Rodriguez</text:span><text:span text:style-name="T1"> </text:span><text:span text:style-name="T24">(Span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9 (1,094,924 in US)</text:p>
            </table:table-cell>
          </table:table-row>
        </table:table>
        <table:table table:name="lpODHTable79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Rogers</text:span><text:span text:style-name="T1"> </text:span><text:span text:style-name="T24">(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66 (302,261 in US)</text:p>
            </table:table-cell>
          </table:table-row>
        </table:table>
        <table:table table:name="lpODHTable80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Ross</text:span><text:span text:style-name="T1"> </text:span><text:span text:style-name="T24">(English, Scott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98 (229,368 in US)</text:p>
            </table:table-cell>
          </table:table-row>
        </table:table>
        <table:table table:name="lpODHTable81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Ruiz</text:span><text:span text:style-name="T1"> </text:span><text:span text:style-name="T24">(Span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89 (238,234 in US)</text:p>
            </table:table-cell>
          </table:table-row>
        </table:table>
        <table:table table:name="lpODHTable82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Sanchez</text:span><text:span text:style-name="T1"> </text:span><text:span text:style-name="T24">(Span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26 (612,752 in US)</text:p>
            </table:table-cell>
          </table:table-row>
        </table:table>
        <table:table table:name="lpODHTable83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Sanders</text:span><text:span text:style-name="T1"> </text:span><text:span text:style-name="T24">(English, Scottish, German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94 (230,374 in US)</text:p>
            </table:table-cell>
          </table:table-row>
        </table:table>
        <table:table table:name="lpODHTable84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Scott</text:span><text:span text:style-name="T1"> </text:span><text:span text:style-name="T24">(English, Scott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36 (439,530 in US)</text:p>
            </table:table-cell>
          </table:table-row>
        </table:table>
        <table:table table:name="lpODHTable85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Smith</text:span><text:span text:style-name="T1"> </text:span><text:span text:style-name="T24">(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1 (2,442,977 in US)</text:p>
            </table:table-cell>
          </table:table-row>
        </table:table>
        <table:table table:name="lpODHTable86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Stewart</text:span><text:span text:style-name="T1"> </text:span><text:span text:style-name="T24">(Scottish, 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61 (324,957 in US)</text:p>
            </table:table-cell>
          </table:table-row>
        </table:table>
        <table:table table:name="lpODHTable87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Taylor</text:span><text:span text:style-name="T1"> </text:span><text:span text:style-name="T24">(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17 (751,209 in US)</text:p>
            </table:table-cell>
          </table:table-row>
        </table:table>
        <table:table table:name="lpODHTable88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Thomas</text:span><text:span text:style-name="T1"> </text:span><text:span text:style-name="T24">(English, Wel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16 (756,142 in US)</text:p>
            </table:table-cell>
          </table:table-row>
        </table:table>
        <table:table table:name="lpODHTable89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Thompson</text:span><text:span text:style-name="T1"> </text:span><text:span text:style-name="T24">(English, Scott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23 (664,644 in US)</text:p>
            </table:table-cell>
          </table:table-row>
        </table:table>
        <table:table table:name="lpODHTable90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Torres</text:span><text:span text:style-name="T1"> </text:span><text:span text:style-name="T24">(Spanish, Portuguese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37 (437,813 in US)</text:p>
            </table:table-cell>
          </table:table-row>
        </table:table>
        <table:table table:name="lpODHTable91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Turner</text:span><text:span text:style-name="T1"> </text:span><text:span text:style-name="T24">(English, Scott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54 (348,627 in US)</text:p>
            </table:table-cell>
          </table:table-row>
        </table:table>
        <table:table table:name="lpODHTable92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Walker</text:span><text:span text:style-name="T1"> </text:span><text:span text:style-name="T24">(English, Scott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31 (523,189 in US)</text:p>
            </table:table-cell>
          </table:table-row>
        </table:table>
        <table:table table:name="lpODHTable93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Ward</text:span><text:span text:style-name="T1"> </text:span><text:span text:style-name="T24">(English, Ir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79 (260,464 in US)</text:p>
            </table:table-cell>
          </table:table-row>
        </table:table>
        <table:table table:name="lpODHTable94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Watson</text:span><text:span text:style-name="T1"> </text:span><text:span text:style-name="T24">(English, Scott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81 (252,579 in US)</text:p>
            </table:table-cell>
          </table:table-row>
        </table:table>
        <table:table table:name="lpODHTable95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White</text:span><text:span text:style-name="T1"> </text:span><text:span text:style-name="T24">(English, Scottish, Ir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24 (660,491 in US)</text:p>
            </table:table-cell>
          </table:table-row>
        </table:table>
        <table:table table:name="lpODHTable96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Williams</text:span><text:span text:style-name="T1"> </text:span><text:span text:style-name="T24">(English, Wel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3 (1,625,252 in US)</text:p>
            </table:table-cell>
          </table:table-row>
        </table:table>
        <table:table table:name="lpODHTable97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Wilson</text:span><text:span text:style-name="T1"> </text:span><text:span text:style-name="T24">(English, Scott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14 (801,882 in US)</text:p>
            </table:table-cell>
          </table:table-row>
        </table:table>
        <table:table table:name="lpODHTable98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Wood</text:span><text:span text:style-name="T1"> </text:span><text:span text:style-name="T24">(English, Scott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84 (250,715 in US)</text:p>
            </table:table-cell>
          </table:table-row>
        </table:table>
        <table:table table:name="lpODHTable99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Wright</text:span><text:span text:style-name="T1"> </text:span><text:span text:style-name="T24">(Engl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35 (458,980 in US)</text:p>
            </table:table-cell>
          </table:table-row>
        </table:table>
        <table:table table:name="lpODHTable100" table:style-name="Table13">
          <table:table-column table:style-name="Table13.A"/>
          <table:table-row table:style-name="Table13.1">
            <table:table-cell office:value-type="string" table:style-name="Table13.A1">
              <text:p text:style-name="P13"><text:span text:style-name="T12">Young</text:span><text:span text:style-name="T1"> </text:span><text:span text:style-name="T24">(English, Scottish)</text:span><text:span text:style-name="T25"/></text:p>
            </table:table-cell>
          </table:table-row>
          <table:table-row table:style-name="Table13.1">
            <table:table-cell office:value-type="string" table:style-name="Table13.A2">
              <text:p text:style-name="P12">Popularity: 32 (484,447 in US)</text:p>
            </table:table-cell>
          </table:table-row>
        </table:table>
        <text:p text:style-name="P8"/>
      </text:section>
      <text:p text:style-name="P11"/>
      <text:p text:style-name="P10">List By Popularity</text:p>
      <text:p text:style-name="P10"/>
      <text:section text:name="ByPopularity" text:style-name="Sect2">
        <table:table table:name="lpODHTable101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1</text:span></text:p>
            </table:table-cell>
            <table:table-cell office:value-type="string" table:style-name="Table1.A1">
              <text:p text:style-name="P15">Smith</text:p>
            </table:table-cell>
          </table:table-row>
        </table:table>
        <table:table table:name="lpODHTable102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2</text:span></text:p>
            </table:table-cell>
            <table:table-cell office:value-type="string" table:style-name="Table1.A1">
              <text:p text:style-name="P15">Johnson</text:p>
            </table:table-cell>
          </table:table-row>
        </table:table>
        <table:table table:name="lpODHTable103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3</text:span></text:p>
            </table:table-cell>
            <table:table-cell office:value-type="string" table:style-name="Table1.A1">
              <text:p text:style-name="P15">Williams</text:p>
            </table:table-cell>
          </table:table-row>
        </table:table>
        <table:table table:name="lpODHTable104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4</text:span></text:p>
            </table:table-cell>
            <table:table-cell office:value-type="string" table:style-name="Table1.A1">
              <text:p text:style-name="P15">Brown</text:p>
            </table:table-cell>
          </table:table-row>
        </table:table>
        <table:table table:name="lpODHTable105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5</text:span></text:p>
            </table:table-cell>
            <table:table-cell office:value-type="string" table:style-name="Table1.A1">
              <text:p text:style-name="P15">Jones</text:p>
            </table:table-cell>
          </table:table-row>
        </table:table>
        <table:table table:name="lpODHTable106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6</text:span></text:p>
            </table:table-cell>
            <table:table-cell office:value-type="string" table:style-name="Table1.A1">
              <text:p text:style-name="P15">Garcia</text:p>
            </table:table-cell>
          </table:table-row>
        </table:table>
        <table:table table:name="lpODHTable107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7</text:span></text:p>
            </table:table-cell>
            <table:table-cell office:value-type="string" table:style-name="Table1.A1">
              <text:p text:style-name="P15">Miller</text:p>
            </table:table-cell>
          </table:table-row>
        </table:table>
        <table:table table:name="lpODHTable108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8</text:span></text:p>
            </table:table-cell>
            <table:table-cell office:value-type="string" table:style-name="Table1.A1">
              <text:p text:style-name="P15">Davis</text:p>
            </table:table-cell>
          </table:table-row>
        </table:table>
        <table:table table:name="lpODHTable109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9</text:span></text:p>
            </table:table-cell>
            <table:table-cell office:value-type="string" table:style-name="Table1.A1">
              <text:p text:style-name="P15">Rodriguez</text:p>
            </table:table-cell>
          </table:table-row>
        </table:table>
        <table:table table:name="lpODHTable110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10</text:span></text:p>
            </table:table-cell>
            <table:table-cell office:value-type="string" table:style-name="Table1.A1">
              <text:p text:style-name="P15">Martinez</text:p>
            </table:table-cell>
          </table:table-row>
        </table:table>
        <table:table table:name="lpODHTable111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11</text:span></text:p>
            </table:table-cell>
            <table:table-cell office:value-type="string" table:style-name="Table1.A1">
              <text:p text:style-name="P15">Hernandez</text:p>
            </table:table-cell>
          </table:table-row>
        </table:table>
        <table:table table:name="lpODHTable112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12</text:span></text:p>
            </table:table-cell>
            <table:table-cell office:value-type="string" table:style-name="Table1.A1">
              <text:p text:style-name="P15">Lopez</text:p>
            </table:table-cell>
          </table:table-row>
        </table:table>
        <table:table table:name="lpODHTable113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13</text:span></text:p>
            </table:table-cell>
            <table:table-cell office:value-type="string" table:style-name="Table1.A1">
              <text:p text:style-name="P15">Gonzales</text:p>
            </table:table-cell>
          </table:table-row>
        </table:table>
        <table:table table:name="lpODHTable114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14</text:span></text:p>
            </table:table-cell>
            <table:table-cell office:value-type="string" table:style-name="Table1.A1">
              <text:p text:style-name="P15">Wilson</text:p>
            </table:table-cell>
          </table:table-row>
        </table:table>
        <table:table table:name="lpODHTable115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15</text:span></text:p>
            </table:table-cell>
            <table:table-cell office:value-type="string" table:style-name="Table1.A1">
              <text:p text:style-name="P15">Anderson</text:p>
            </table:table-cell>
          </table:table-row>
        </table:table>
        <table:table table:name="lpODHTable116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16</text:span></text:p>
            </table:table-cell>
            <table:table-cell office:value-type="string" table:style-name="Table1.A1">
              <text:p text:style-name="P15">Thomas</text:p>
            </table:table-cell>
          </table:table-row>
        </table:table>
        <table:table table:name="lpODHTable117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17</text:span></text:p>
            </table:table-cell>
            <table:table-cell office:value-type="string" table:style-name="Table1.A1">
              <text:p text:style-name="P15">Taylor</text:p>
            </table:table-cell>
          </table:table-row>
        </table:table>
        <table:table table:name="lpODHTable118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18</text:span></text:p>
            </table:table-cell>
            <table:table-cell office:value-type="string" table:style-name="Table1.A1">
              <text:p text:style-name="P15">Moore</text:p>
            </table:table-cell>
          </table:table-row>
        </table:table>
        <table:table table:name="lpODHTable119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19</text:span></text:p>
            </table:table-cell>
            <table:table-cell office:value-type="string" table:style-name="Table1.A1">
              <text:p text:style-name="P15">Jackson</text:p>
            </table:table-cell>
          </table:table-row>
        </table:table>
        <table:table table:name="lpODHTable120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20</text:span></text:p>
            </table:table-cell>
            <table:table-cell office:value-type="string" table:style-name="Table1.A1">
              <text:p text:style-name="P15">Martin</text:p>
            </table:table-cell>
          </table:table-row>
        </table:table>
        <table:table table:name="lpODHTable121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21</text:span></text:p>
            </table:table-cell>
            <table:table-cell office:value-type="string" table:style-name="Table1.A1">
              <text:p text:style-name="P15">Lee</text:p>
            </table:table-cell>
          </table:table-row>
        </table:table>
        <table:table table:name="lpODHTable122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22</text:span></text:p>
            </table:table-cell>
            <table:table-cell office:value-type="string" table:style-name="Table1.A1">
              <text:p text:style-name="P15">Perez</text:p>
            </table:table-cell>
          </table:table-row>
        </table:table>
        <table:table table:name="lpODHTable123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23</text:span></text:p>
            </table:table-cell>
            <table:table-cell office:value-type="string" table:style-name="Table1.A1">
              <text:p text:style-name="P15">Thompson</text:p>
            </table:table-cell>
          </table:table-row>
        </table:table>
        <table:table table:name="lpODHTable124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24</text:span></text:p>
            </table:table-cell>
            <table:table-cell office:value-type="string" table:style-name="Table1.A1">
              <text:p text:style-name="P15">White</text:p>
            </table:table-cell>
          </table:table-row>
        </table:table>
        <table:table table:name="lpODHTable125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25</text:span></text:p>
            </table:table-cell>
            <table:table-cell office:value-type="string" table:style-name="Table1.A1">
              <text:p text:style-name="P15">Harris</text:p>
            </table:table-cell>
          </table:table-row>
        </table:table>
        <table:table table:name="lpODHTable126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26</text:span></text:p>
            </table:table-cell>
            <table:table-cell office:value-type="string" table:style-name="Table1.A1">
              <text:p text:style-name="P15">Sanchez</text:p>
            </table:table-cell>
          </table:table-row>
        </table:table>
        <table:table table:name="lpODHTable127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27</text:span></text:p>
            </table:table-cell>
            <table:table-cell office:value-type="string" table:style-name="Table1.A1">
              <text:p text:style-name="P15">Clark</text:p>
            </table:table-cell>
          </table:table-row>
        </table:table>
        <table:table table:name="lpODHTable128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28</text:span></text:p>
            </table:table-cell>
            <table:table-cell office:value-type="string" table:style-name="Table1.A1">
              <text:p text:style-name="P15">Ramirez</text:p>
            </table:table-cell>
          </table:table-row>
        </table:table>
        <table:table table:name="lpODHTable129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29</text:span></text:p>
            </table:table-cell>
            <table:table-cell office:value-type="string" table:style-name="Table1.A1">
              <text:p text:style-name="P15">Lewis</text:p>
            </table:table-cell>
          </table:table-row>
        </table:table>
        <table:table table:name="lpODHTable130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30</text:span></text:p>
            </table:table-cell>
            <table:table-cell office:value-type="string" table:style-name="Table1.A1">
              <text:p text:style-name="P15">Robinson</text:p>
            </table:table-cell>
          </table:table-row>
        </table:table>
        <table:table table:name="lpODHTable131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31</text:span></text:p>
            </table:table-cell>
            <table:table-cell office:value-type="string" table:style-name="Table1.A1">
              <text:p text:style-name="P15">Walker</text:p>
            </table:table-cell>
          </table:table-row>
        </table:table>
        <table:table table:name="lpODHTable132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32</text:span></text:p>
            </table:table-cell>
            <table:table-cell office:value-type="string" table:style-name="Table1.A1">
              <text:p text:style-name="P15">Young</text:p>
            </table:table-cell>
          </table:table-row>
        </table:table>
        <table:table table:name="lpODHTable133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33</text:span></text:p>
            </table:table-cell>
            <table:table-cell office:value-type="string" table:style-name="Table1.A1">
              <text:p text:style-name="P15">Allen</text:p>
            </table:table-cell>
          </table:table-row>
        </table:table>
        <table:table table:name="lpODHTable134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34</text:span></text:p>
            </table:table-cell>
            <table:table-cell office:value-type="string" table:style-name="Table1.A1">
              <text:p text:style-name="P15">King</text:p>
            </table:table-cell>
          </table:table-row>
        </table:table>
        <table:table table:name="lpODHTable135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35</text:span></text:p>
            </table:table-cell>
            <table:table-cell office:value-type="string" table:style-name="Table1.A1">
              <text:p text:style-name="P15">Wright</text:p>
            </table:table-cell>
          </table:table-row>
        </table:table>
        <table:table table:name="lpODHTable136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36</text:span></text:p>
            </table:table-cell>
            <table:table-cell office:value-type="string" table:style-name="Table1.A1">
              <text:p text:style-name="P15">Scott</text:p>
            </table:table-cell>
          </table:table-row>
        </table:table>
        <table:table table:name="lpODHTable137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37</text:span></text:p>
            </table:table-cell>
            <table:table-cell office:value-type="string" table:style-name="Table1.A1">
              <text:p text:style-name="P15">Torres</text:p>
            </table:table-cell>
          </table:table-row>
        </table:table>
        <table:table table:name="lpODHTable138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38</text:span></text:p>
            </table:table-cell>
            <table:table-cell office:value-type="string" table:style-name="Table1.A1">
              <text:p text:style-name="P15">Nguyen</text:p>
            </table:table-cell>
          </table:table-row>
        </table:table>
        <table:table table:name="lpODHTable139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39</text:span></text:p>
            </table:table-cell>
            <table:table-cell office:value-type="string" table:style-name="Table1.A1">
              <text:p text:style-name="P15">Hill</text:p>
            </table:table-cell>
          </table:table-row>
        </table:table>
        <table:table table:name="lpODHTable140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40</text:span></text:p>
            </table:table-cell>
            <table:table-cell office:value-type="string" table:style-name="Table1.A1">
              <text:p text:style-name="P15">Flores</text:p>
            </table:table-cell>
          </table:table-row>
        </table:table>
        <table:table table:name="lpODHTable141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41</text:span></text:p>
            </table:table-cell>
            <table:table-cell office:value-type="string" table:style-name="Table1.A1">
              <text:p text:style-name="P15">Green</text:p>
            </table:table-cell>
          </table:table-row>
        </table:table>
        <table:table table:name="lpODHTable142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42</text:span></text:p>
            </table:table-cell>
            <table:table-cell office:value-type="string" table:style-name="Table1.A1">
              <text:p text:style-name="P15">Adams</text:p>
            </table:table-cell>
          </table:table-row>
        </table:table>
        <table:table table:name="lpODHTable143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43</text:span></text:p>
            </table:table-cell>
            <table:table-cell office:value-type="string" table:style-name="Table1.A1">
              <text:p text:style-name="P15">Nelson</text:p>
            </table:table-cell>
          </table:table-row>
        </table:table>
        <table:table table:name="lpODHTable144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44</text:span></text:p>
            </table:table-cell>
            <table:table-cell office:value-type="string" table:style-name="Table1.A1">
              <text:p text:style-name="P15">Baker</text:p>
            </table:table-cell>
          </table:table-row>
        </table:table>
        <table:table table:name="lpODHTable145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45</text:span></text:p>
            </table:table-cell>
            <table:table-cell office:value-type="string" table:style-name="Table1.A1">
              <text:p text:style-name="P15">Hall</text:p>
            </table:table-cell>
          </table:table-row>
        </table:table>
        <table:table table:name="lpODHTable146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46</text:span></text:p>
            </table:table-cell>
            <table:table-cell office:value-type="string" table:style-name="Table1.A1">
              <text:p text:style-name="P15">Rivera</text:p>
            </table:table-cell>
          </table:table-row>
        </table:table>
        <table:table table:name="lpODHTable147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47</text:span></text:p>
            </table:table-cell>
            <table:table-cell office:value-type="string" table:style-name="Table1.A1">
              <text:p text:style-name="P15">Campbell</text:p>
            </table:table-cell>
          </table:table-row>
        </table:table>
        <table:table table:name="lpODHTable148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48</text:span></text:p>
            </table:table-cell>
            <table:table-cell office:value-type="string" table:style-name="Table1.A1">
              <text:p text:style-name="P15">Mitchell</text:p>
            </table:table-cell>
          </table:table-row>
        </table:table>
        <table:table table:name="lpODHTable149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49</text:span></text:p>
            </table:table-cell>
            <table:table-cell office:value-type="string" table:style-name="Table1.A1">
              <text:p text:style-name="P15">Carter</text:p>
            </table:table-cell>
          </table:table-row>
        </table:table>
        <table:table table:name="lpODHTable150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50</text:span></text:p>
            </table:table-cell>
            <table:table-cell office:value-type="string" table:style-name="Table1.A1">
              <text:p text:style-name="P15">Roberts</text:p>
            </table:table-cell>
          </table:table-row>
        </table:table>
        <table:table table:name="lpODHTable151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51</text:span></text:p>
            </table:table-cell>
            <table:table-cell office:value-type="string" table:style-name="Table1.A1">
              <text:p text:style-name="P15">Gomez</text:p>
            </table:table-cell>
          </table:table-row>
        </table:table>
        <table:table table:name="lpODHTable152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52</text:span></text:p>
            </table:table-cell>
            <table:table-cell office:value-type="string" table:style-name="Table1.A1">
              <text:p text:style-name="P15">Phillips</text:p>
            </table:table-cell>
          </table:table-row>
        </table:table>
        <table:table table:name="lpODHTable153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53</text:span></text:p>
            </table:table-cell>
            <table:table-cell office:value-type="string" table:style-name="Table1.A1">
              <text:p text:style-name="P15">Evans</text:p>
            </table:table-cell>
          </table:table-row>
        </table:table>
        <table:table table:name="lpODHTable154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54</text:span></text:p>
            </table:table-cell>
            <table:table-cell office:value-type="string" table:style-name="Table1.A1">
              <text:p text:style-name="P15">Turner</text:p>
            </table:table-cell>
          </table:table-row>
        </table:table>
        <table:table table:name="lpODHTable155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55</text:span></text:p>
            </table:table-cell>
            <table:table-cell office:value-type="string" table:style-name="Table1.A1">
              <text:p text:style-name="P15">Diaz</text:p>
            </table:table-cell>
          </table:table-row>
        </table:table>
        <table:table table:name="lpODHTable156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56</text:span></text:p>
            </table:table-cell>
            <table:table-cell office:value-type="string" table:style-name="Table1.A1">
              <text:p text:style-name="P15">Parker</text:p>
            </table:table-cell>
          </table:table-row>
        </table:table>
        <table:table table:name="lpODHTable157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57</text:span></text:p>
            </table:table-cell>
            <table:table-cell office:value-type="string" table:style-name="Table1.A1">
              <text:p text:style-name="P15">Cruz</text:p>
            </table:table-cell>
          </table:table-row>
        </table:table>
        <table:table table:name="lpODHTable158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58</text:span></text:p>
            </table:table-cell>
            <table:table-cell office:value-type="string" table:style-name="Table1.A1">
              <text:p text:style-name="P15">Edwards</text:p>
            </table:table-cell>
          </table:table-row>
        </table:table>
        <table:table table:name="lpODHTable159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59</text:span></text:p>
            </table:table-cell>
            <table:table-cell office:value-type="string" table:style-name="Table1.A1">
              <text:p text:style-name="P15">Collins</text:p>
            </table:table-cell>
          </table:table-row>
        </table:table>
        <table:table table:name="lpODHTable160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60</text:span></text:p>
            </table:table-cell>
            <table:table-cell office:value-type="string" table:style-name="Table1.A1">
              <text:p text:style-name="P15">Reyes</text:p>
            </table:table-cell>
          </table:table-row>
        </table:table>
        <table:table table:name="lpODHTable161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61</text:span></text:p>
            </table:table-cell>
            <table:table-cell office:value-type="string" table:style-name="Table1.A1">
              <text:p text:style-name="P15">Stewart</text:p>
            </table:table-cell>
          </table:table-row>
        </table:table>
        <table:table table:name="lpODHTable162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62</text:span></text:p>
            </table:table-cell>
            <table:table-cell office:value-type="string" table:style-name="Table1.A1">
              <text:p text:style-name="P15">Morris</text:p>
            </table:table-cell>
          </table:table-row>
        </table:table>
        <table:table table:name="lpODHTable163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63</text:span></text:p>
            </table:table-cell>
            <table:table-cell office:value-type="string" table:style-name="Table1.A1">
              <text:p text:style-name="P15">Morales</text:p>
            </table:table-cell>
          </table:table-row>
        </table:table>
        <table:table table:name="lpODHTable164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64</text:span></text:p>
            </table:table-cell>
            <table:table-cell office:value-type="string" table:style-name="Table1.A1">
              <text:p text:style-name="P15">Murphy</text:p>
            </table:table-cell>
          </table:table-row>
        </table:table>
        <table:table table:name="lpODHTable165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65</text:span></text:p>
            </table:table-cell>
            <table:table-cell office:value-type="string" table:style-name="Table1.A1">
              <text:p text:style-name="P15">Cook</text:p>
            </table:table-cell>
          </table:table-row>
        </table:table>
        <table:table table:name="lpODHTable166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66</text:span></text:p>
            </table:table-cell>
            <table:table-cell office:value-type="string" table:style-name="Table1.A1">
              <text:p text:style-name="P15">Rogers</text:p>
            </table:table-cell>
          </table:table-row>
        </table:table>
        <table:table table:name="lpODHTable167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67</text:span></text:p>
            </table:table-cell>
            <table:table-cell office:value-type="string" table:style-name="Table1.A1">
              <text:p text:style-name="P15">Gutierrez</text:p>
            </table:table-cell>
          </table:table-row>
        </table:table>
        <table:table table:name="lpODHTable168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68</text:span></text:p>
            </table:table-cell>
            <table:table-cell office:value-type="string" table:style-name="Table1.A1">
              <text:p text:style-name="P15">Ortiz</text:p>
            </table:table-cell>
          </table:table-row>
        </table:table>
        <table:table table:name="lpODHTable169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69</text:span></text:p>
            </table:table-cell>
            <table:table-cell office:value-type="string" table:style-name="Table1.A1">
              <text:p text:style-name="P15">Morgan</text:p>
            </table:table-cell>
          </table:table-row>
        </table:table>
        <table:table table:name="lpODHTable170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70</text:span></text:p>
            </table:table-cell>
            <table:table-cell office:value-type="string" table:style-name="Table1.A1">
              <text:p text:style-name="P15">Cooper</text:p>
            </table:table-cell>
          </table:table-row>
        </table:table>
        <table:table table:name="lpODHTable171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71</text:span></text:p>
            </table:table-cell>
            <table:table-cell office:value-type="string" table:style-name="Table1.A1">
              <text:p text:style-name="P15">Peterson</text:p>
            </table:table-cell>
          </table:table-row>
        </table:table>
        <table:table table:name="lpODHTable172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72</text:span></text:p>
            </table:table-cell>
            <table:table-cell office:value-type="string" table:style-name="Table1.A1">
              <text:p text:style-name="P15">Bailey</text:p>
            </table:table-cell>
          </table:table-row>
        </table:table>
        <table:table table:name="lpODHTable173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73</text:span></text:p>
            </table:table-cell>
            <table:table-cell office:value-type="string" table:style-name="Table1.A1">
              <text:p text:style-name="P15">Reed</text:p>
            </table:table-cell>
          </table:table-row>
        </table:table>
        <table:table table:name="lpODHTable174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74</text:span></text:p>
            </table:table-cell>
            <table:table-cell office:value-type="string" table:style-name="Table1.A1">
              <text:p text:style-name="P15">Kelly</text:p>
            </table:table-cell>
          </table:table-row>
        </table:table>
        <table:table table:name="lpODHTable175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75</text:span></text:p>
            </table:table-cell>
            <table:table-cell office:value-type="string" table:style-name="Table1.A1">
              <text:p text:style-name="P15">Howard</text:p>
            </table:table-cell>
          </table:table-row>
        </table:table>
        <table:table table:name="lpODHTable176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76</text:span></text:p>
            </table:table-cell>
            <table:table-cell office:value-type="string" table:style-name="Table1.A1">
              <text:p text:style-name="P15">Ramos</text:p>
            </table:table-cell>
          </table:table-row>
        </table:table>
        <table:table table:name="lpODHTable177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77</text:span></text:p>
            </table:table-cell>
            <table:table-cell office:value-type="string" table:style-name="Table1.A1">
              <text:p text:style-name="P15">Kim</text:p>
            </table:table-cell>
          </table:table-row>
        </table:table>
        <table:table table:name="lpODHTable178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78</text:span></text:p>
            </table:table-cell>
            <table:table-cell office:value-type="string" table:style-name="Table1.A1">
              <text:p text:style-name="P15">Cox</text:p>
            </table:table-cell>
          </table:table-row>
        </table:table>
        <table:table table:name="lpODHTable179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79</text:span></text:p>
            </table:table-cell>
            <table:table-cell office:value-type="string" table:style-name="Table1.A1">
              <text:p text:style-name="P15">Ward</text:p>
            </table:table-cell>
          </table:table-row>
        </table:table>
        <table:table table:name="lpODHTable180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80</text:span></text:p>
            </table:table-cell>
            <table:table-cell office:value-type="string" table:style-name="Table1.A1">
              <text:p text:style-name="P15">Richardson</text:p>
            </table:table-cell>
          </table:table-row>
        </table:table>
        <table:table table:name="lpODHTable181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81</text:span></text:p>
            </table:table-cell>
            <table:table-cell office:value-type="string" table:style-name="Table1.A1">
              <text:p text:style-name="P15">Watson</text:p>
            </table:table-cell>
          </table:table-row>
        </table:table>
        <table:table table:name="lpODHTable182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82</text:span></text:p>
            </table:table-cell>
            <table:table-cell office:value-type="string" table:style-name="Table1.A1">
              <text:p text:style-name="P15">Brooks</text:p>
            </table:table-cell>
          </table:table-row>
        </table:table>
        <table:table table:name="lpODHTable183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83</text:span></text:p>
            </table:table-cell>
            <table:table-cell office:value-type="string" table:style-name="Table1.A1">
              <text:p text:style-name="P15">Chavez</text:p>
            </table:table-cell>
          </table:table-row>
        </table:table>
        <table:table table:name="lpODHTable184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84</text:span></text:p>
            </table:table-cell>
            <table:table-cell office:value-type="string" table:style-name="Table1.A1">
              <text:p text:style-name="P15">Wood</text:p>
            </table:table-cell>
          </table:table-row>
        </table:table>
        <table:table table:name="lpODHTable185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85</text:span></text:p>
            </table:table-cell>
            <table:table-cell office:value-type="string" table:style-name="Table1.A1">
              <text:p text:style-name="P15">James</text:p>
            </table:table-cell>
          </table:table-row>
        </table:table>
        <table:table table:name="lpODHTable186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86</text:span></text:p>
            </table:table-cell>
            <table:table-cell office:value-type="string" table:style-name="Table1.A1">
              <text:p text:style-name="P15">Bennet</text:p>
            </table:table-cell>
          </table:table-row>
        </table:table>
        <table:table table:name="lpODHTable187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87</text:span></text:p>
            </table:table-cell>
            <table:table-cell office:value-type="string" table:style-name="Table1.A1">
              <text:p text:style-name="P15">Gray</text:p>
            </table:table-cell>
          </table:table-row>
        </table:table>
        <table:table table:name="lpODHTable188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88</text:span></text:p>
            </table:table-cell>
            <table:table-cell office:value-type="string" table:style-name="Table1.A1">
              <text:p text:style-name="P15">Mendoza</text:p>
            </table:table-cell>
          </table:table-row>
        </table:table>
        <table:table table:name="lpODHTable189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89</text:span></text:p>
            </table:table-cell>
            <table:table-cell office:value-type="string" table:style-name="Table1.A1">
              <text:p text:style-name="P15">Ruiz</text:p>
            </table:table-cell>
          </table:table-row>
        </table:table>
        <table:table table:name="lpODHTable190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90</text:span></text:p>
            </table:table-cell>
            <table:table-cell office:value-type="string" table:style-name="Table1.A1">
              <text:p text:style-name="P15">Hughes</text:p>
            </table:table-cell>
          </table:table-row>
        </table:table>
        <table:table table:name="lpODHTable191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91</text:span></text:p>
            </table:table-cell>
            <table:table-cell office:value-type="string" table:style-name="Table1.A1">
              <text:p text:style-name="P15">Price</text:p>
            </table:table-cell>
          </table:table-row>
        </table:table>
        <table:table table:name="lpODHTable192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92</text:span></text:p>
            </table:table-cell>
            <table:table-cell office:value-type="string" table:style-name="Table1.A1">
              <text:p text:style-name="P15">Alvarez</text:p>
            </table:table-cell>
          </table:table-row>
        </table:table>
        <table:table table:name="lpODHTable193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93</text:span></text:p>
            </table:table-cell>
            <table:table-cell office:value-type="string" table:style-name="Table1.A1">
              <text:p text:style-name="P15">Castillo</text:p>
            </table:table-cell>
          </table:table-row>
        </table:table>
        <table:table table:name="lpODHTable194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94</text:span></text:p>
            </table:table-cell>
            <table:table-cell office:value-type="string" table:style-name="Table1.A1">
              <text:p text:style-name="P15">Sanders</text:p>
            </table:table-cell>
          </table:table-row>
        </table:table>
        <table:table table:name="lpODHTable195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95</text:span></text:p>
            </table:table-cell>
            <table:table-cell office:value-type="string" table:style-name="Table1.A1">
              <text:p text:style-name="P15">Patel</text:p>
            </table:table-cell>
          </table:table-row>
        </table:table>
        <table:table table:name="lpODHTable196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96</text:span></text:p>
            </table:table-cell>
            <table:table-cell office:value-type="string" table:style-name="Table1.A1">
              <text:p text:style-name="P15">Myers</text:p>
            </table:table-cell>
          </table:table-row>
        </table:table>
        <table:table table:name="lpODHTable197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97</text:span></text:p>
            </table:table-cell>
            <table:table-cell office:value-type="string" table:style-name="Table1.A1">
              <text:p text:style-name="P15">Long</text:p>
            </table:table-cell>
          </table:table-row>
        </table:table>
        <table:table table:name="lpODHTable198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98</text:span></text:p>
            </table:table-cell>
            <table:table-cell office:value-type="string" table:style-name="Table1.A1">
              <text:p text:style-name="P15">Ross</text:p>
            </table:table-cell>
          </table:table-row>
        </table:table>
        <table:table table:name="lpODHTable199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99</text:span></text:p>
            </table:table-cell>
            <table:table-cell office:value-type="string" table:style-name="Table1.A1">
              <text:p text:style-name="P15">Foster</text:p>
            </table:table-cell>
          </table:table-row>
        </table:table>
        <table:table table:name="lpODHTable200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4"><text:span text:style-name="T9">100</text:span></text:p>
            </table:table-cell>
            <table:table-cell office:value-type="string" table:style-name="Table1.A1">
              <text:p text:style-name="P15">Jimenez</text:p>
            </table:table-cell>
          </table:table-row>
        </table:table>
      </text:section>
      <text:p text:style-name="P2"><text:span text:style-name="T32">Names by Origin </text:span><text:span text:style-name="T33">not including</text:span><text:span text:style-name="T34"> English</text:span><text:span text:style-name="T32"> </text:span><text:span text:style-name="T35">#1</text:span></text:p>
      <text:p text:style-name="P20"><text:span text:style-name="T37">This example places {</text:span><text:span text:style-name="T36">Names</text:span><text:span text:style-name="T37">} </text:span><text:span text:style-name="T38">as ordinary text (not encapsulated in a Frame) </text:span><text:span text:style-name="T37">in the row, so the whole row is replicated for each name. <text:s text:c="2"/></text:span><text:span text:style-name="T39">:span</text:span><text:span text:style-name="T40">d</text:span><text:span text:style-name="T37"> is included in the tag in the first column, so the Origin (which only has a single value) will float downward because it has a vertical alignment of “Center”.</text:span></text:p>
      <text:p text:style-name="P21">The borders will be doubled between adjacent rows. <text:s/>There is currently no way to tell Libre Office to merge them. <text:s/>This example uses borders with the minimum allowable thickness (0.05pt).</text:p>
      <table:table table:name="lpODHTable201" table:style-name="Table2">
        <table:table-column table:style-name="Table2.A"/>
        <table:table-column table:style-name="Table2.B"/>
        <table:table-row>
          <table:table-cell office:value-type="string" table:style-name="Table2.A1">
            <text:p text:style-name="P26">Indian, Hindu</text:p>
          </table:table-cell>
          <table:table-cell office:value-type="string" table:style-name="Table2.B1">
            <text:p text:style-name="P25">Patel</text:p>
          </table:table-cell>
        </table:table-row>
      </table:table>
      <table:table table:name="lpODHTable202" table:style-name="Table2">
        <table:table-column table:style-name="Table2.A"/>
        <table:table-column table:style-name="Table2.B"/>
        <table:table-row>
          <table:table-cell office:value-type="string" table:number-columns-spanned="1" table:number-rows-spanned="3" table:style-name="Table2.A1">
            <text:p text:style-name="P26">Irish</text:p>
          </table:table-cell>
          <table:table-cell office:value-type="string" table:style-name="lpODHtable-cell1">
            <text:p text:style-name="P25">Nelson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Murphy</text:p>
          </table:table-cell>
        </table:table-row>
        <table:table-row>
          <table:covered-table-cell office:value-type="string" table:style-name="Table2.A1"/>
          <table:table-cell office:value-type="string" table:style-name="lpODHtable-cell2">
            <text:p text:style-name="P25">Kelly</text:p>
          </table:table-cell>
        </table:table-row>
      </table:table>
      <table:table table:name="lpODHTable203" table:style-name="Table2">
        <table:table-column table:style-name="Table2.A"/>
        <table:table-column table:style-name="Table2.B"/>
        <table:table-row>
          <table:table-cell office:value-type="string" table:style-name="Table2.A1">
            <text:p text:style-name="P26">Korean</text:p>
          </table:table-cell>
          <table:table-cell office:value-type="string" table:style-name="Table2.B1">
            <text:p text:style-name="P25">Kim</text:p>
          </table:table-cell>
        </table:table-row>
      </table:table>
      <table:table table:name="lpODHTable204" table:style-name="Table2">
        <table:table-column table:style-name="Table2.A"/>
        <table:table-column table:style-name="Table2.B"/>
        <table:table-row>
          <table:table-cell office:value-type="string" table:style-name="Table2.A1">
            <text:p text:style-name="P26">Scottish, French</text:p>
          </table:table-cell>
          <table:table-cell office:value-type="string" table:style-name="Table2.B1">
            <text:p text:style-name="P25">Bailey</text:p>
          </table:table-cell>
        </table:table-row>
      </table:table>
      <table:table table:name="lpODHTable205" table:style-name="Table2">
        <table:table-column table:style-name="Table2.A"/>
        <table:table-column table:style-name="Table2.B"/>
        <table:table-row>
          <table:table-cell office:value-type="string" table:style-name="Table2.A1">
            <text:p text:style-name="P26">Scottish, Irish</text:p>
          </table:table-cell>
          <table:table-cell office:value-type="string" table:style-name="Table2.B1">
            <text:p text:style-name="P25">Campbell</text:p>
          </table:table-cell>
        </table:table-row>
      </table:table>
      <table:table table:name="lpODHTable206" table:style-name="Table2">
        <table:table-column table:style-name="Table2.A"/>
        <table:table-column table:style-name="Table2.B"/>
        <table:table-row>
          <table:table-cell office:value-type="string" table:number-columns-spanned="1" table:number-rows-spanned="20" table:style-name="Table2.A1">
            <text:p text:style-name="P26">Spanish</text:p>
          </table:table-cell>
          <table:table-cell office:value-type="string" table:style-name="lpODHtable-cell1">
            <text:p text:style-name="P25">Garcia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Rodriguez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Martinez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Lopez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Gonzales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Perez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Sanchez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Ramirez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Flores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Rivera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Gomez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Cruz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Reyes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Gutierrez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Ortiz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Mendoza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Ruiz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Alvarez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Castillo</text:p>
          </table:table-cell>
        </table:table-row>
        <table:table-row>
          <table:covered-table-cell office:value-type="string" table:style-name="Table2.A1"/>
          <table:table-cell office:value-type="string" table:style-name="lpODHtable-cell2">
            <text:p text:style-name="P25">Jimenez</text:p>
          </table:table-cell>
        </table:table-row>
      </table:table>
      <table:table table:name="lpODHTable207" table:style-name="Table2">
        <table:table-column table:style-name="Table2.A"/>
        <table:table-column table:style-name="Table2.B"/>
        <table:table-row>
          <table:table-cell office:value-type="string" table:number-columns-spanned="1" table:number-rows-spanned="5" table:style-name="Table2.A1">
            <text:p text:style-name="P26">Spanish, Portuguese</text:p>
          </table:table-cell>
          <table:table-cell office:value-type="string" table:style-name="lpODHtable-cell1">
            <text:p text:style-name="P25">Torres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Diaz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Morales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Ramos</text:p>
          </table:table-cell>
        </table:table-row>
        <table:table-row>
          <table:covered-table-cell office:value-type="string" table:style-name="Table2.A1"/>
          <table:table-cell office:value-type="string" table:style-name="lpODHtable-cell2">
            <text:p text:style-name="P25">Chavez</text:p>
          </table:table-cell>
        </table:table-row>
      </table:table>
      <table:table table:name="lpODHTable208" table:style-name="Table2">
        <table:table-column table:style-name="Table2.A"/>
        <table:table-column table:style-name="Table2.B"/>
        <table:table-row>
          <table:table-cell office:value-type="string" table:style-name="Table2.A1">
            <text:p text:style-name="P26">Spanish, Portuguese </text:p>
          </table:table-cell>
          <table:table-cell office:value-type="string" table:style-name="Table2.B1">
            <text:p text:style-name="P25">Hernandez</text:p>
          </table:table-cell>
        </table:table-row>
      </table:table>
      <table:table table:name="lpODHTable209" table:style-name="Table2">
        <table:table-column table:style-name="Table2.A"/>
        <table:table-column table:style-name="Table2.B"/>
        <table:table-row>
          <table:table-cell office:value-type="string" table:style-name="Table2.A1">
            <text:p text:style-name="P26">Vietnamese</text:p>
          </table:table-cell>
          <table:table-cell office:value-type="string" table:style-name="Table2.B1">
            <text:p text:style-name="P25">Nguyen</text:p>
          </table:table-cell>
        </table:table-row>
      </table:table>
      <table:table table:name="lpODHTable210" table:style-name="Table2">
        <table:table-column table:style-name="Table2.A"/>
        <table:table-column table:style-name="Table2.B"/>
        <table:table-row>
          <table:table-cell office:value-type="string" table:number-columns-spanned="1" table:number-rows-spanned="4" table:style-name="Table2.A1">
            <text:p text:style-name="P26">Welsh</text:p>
          </table:table-cell>
          <table:table-cell office:value-type="string" table:style-name="lpODHtable-cell1">
            <text:p text:style-name="P25">Phillips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Evans</text:p>
          </table:table-cell>
        </table:table-row>
        <table:table-row>
          <table:covered-table-cell office:value-type="string" table:style-name="Table2.A1"/>
          <table:table-cell office:value-type="string" table:style-name="lpODHtable-cell3">
            <text:p text:style-name="P25">Morgan</text:p>
          </table:table-cell>
        </table:table-row>
        <table:table-row>
          <table:covered-table-cell office:value-type="string" table:style-name="Table2.A1"/>
          <table:table-cell office:value-type="string" table:style-name="lpODHtable-cell2">
            <text:p text:style-name="P25">Price</text:p>
          </table:table-cell>
        </table:table-row>
      </table:table>
      <table:table table:name="lpODHTable211" table:style-name="Table2">
        <table:table-column table:style-name="Table2.A"/>
        <table:table-column table:style-name="Table2.B"/>
        <table:table-row>
          <table:table-cell office:value-type="string" table:style-name="Table2.A1">
            <text:p text:style-name="P26">Welsh, German</text:p>
          </table:table-cell>
          <table:table-cell office:value-type="string" table:style-name="Table2.B1">
            <text:p text:style-name="P25">Roberts</text:p>
          </table:table-cell>
        </table:table-row>
      </table:table>
      <text:p text:style-name="P16">Names by Origin #2</text:p>
      <text:p text:style-name="P17"><text:span text:style-name="T15">This example </text:span><text:span text:style-name="T16">encapsulates</text:span><text:span text:style-name="T15"> {Names} in </text:span><text:span text:style-name="T23">frames</text:span><text:span text:style-name="T16">, which causes </text:span><text:span text:style-name="T17">the frames to be</text:span><text:span text:style-name="T16"> replicated instead of table rows </text:span><text:span text:style-name="T17">or paragraphs</text:span><text:span text:style-name="T16">. <text:s/></text:span><text:span text:style-name="T22"><text:s/>All the replicates end up in the same paragraph, run together. </text:span><text:span text:style-name="T16"><text:s text:c="2"/>Two</text:span><text:span text:style-name="T17"> </text:span><text:span text:style-name="T22">prototype</text:span><text:span text:style-name="T16"> {Name} </text:span><text:span text:style-name="T20">token</text:span><text:span text:style-name="T22">s are used, each in its own frame, and each</text:span><text:span text:style-name="T20"> </text:span><text:span text:style-name="T16">with </text:span><text:span text:style-name="T17">different </text:span><text:span text:style-name="T16">conditionals; </text:span><text:span text:style-name="T18">one for the last (or only) name, the other for other-than-last which includes a trailing “, “ in </text:span><text:span text:style-name="T22">its</text:span><text:span text:style-name="T18"> frame. </text:span><text:span text:style-name="T16"><text:s text:c="2"/></text:span><text:span text:style-name="T17">The </text:span><text:span text:style-name="T16">result is a comma-separated list.</text:span></text:p>
      <text:p text:style-name="P18"><text:span text:style-name="T22">Note: </text:span><text:span text:style-name="T16">T</text:span><text:span text:style-name="T14">o </text:span><text:span text:style-name="T19">keep the </text:span><text:span text:style-name="T21">lengthy</text:span><text:span text:style-name="T14"> conditional modifiers </text:span><text:span text:style-name="T19">from wrapping</text:span><text:span text:style-name="T14"> </text:span><text:span text:style-name="T21">the line </text:span><text:span text:style-name="T14">they are in, </text:span><text:span text:style-name="T22">the conditional parts use</text:span><text:span text:style-name="T14"> a small font. <text:s/></text:span><text:span text:style-name="T19">This has no effect on the substituted text because the first character (‘</text:span><text:span text:style-name="T21">{</text:span><text:span text:style-name="T19">‘) is in a larger font and substituted content </text:span><text:span text:style-name="T22">always</text:span><text:span text:style-name="T19"> </text:span><text:span text:style-name="T21">the</text:span><text:span text:style-name="T19"> style </text:span><text:span text:style-name="T22">of</text:span><text:span text:style-name="T21"> the start of the {token}</text:span><text:span text:style-name="T22">being replaced.</text:span></text:p>
      <table:table table:name="lpODHTable212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5">English</text:p>
          </table:table-cell>
          <table:table-cell office:value-type="string" table:style-name="Table3.B1">
            <text:p text:style-name="P23"><draw:frame draw:name="Frame1_odMM0" draw:style-name="fr1" draw:z-index="2" svg:y="-0.1618in" text:anchor-type="as-char"><draw:text-box fo:min-height="0.05in" fo:min-width="0.05in"><text:p text:style-name="P24">Smith, </text:p></draw:text-box></draw:frame><draw:frame draw:name="Frame1_odMM1" draw:style-name="fr1" draw:z-index="2" svg:y="-0.1618in" text:anchor-type="as-char"><draw:text-box fo:min-height="0.05in" fo:min-width="0.05in"><text:p text:style-name="P24">Taylor, </text:p></draw:text-box></draw:frame><draw:frame draw:name="Frame1_odMM2" draw:style-name="fr1" draw:z-index="2" svg:y="-0.1618in" text:anchor-type="as-char"><draw:text-box fo:min-height="0.05in" fo:min-width="0.05in"><text:p text:style-name="P24">Moore, </text:p></draw:text-box></draw:frame><draw:frame draw:name="Frame1_odMM3" draw:style-name="fr1" draw:z-index="2" svg:y="-0.1618in" text:anchor-type="as-char"><draw:text-box fo:min-height="0.05in" fo:min-width="0.05in"><text:p text:style-name="P24">Jackson, </text:p></draw:text-box></draw:frame><draw:frame draw:name="Frame1_odMM4" draw:style-name="fr1" draw:z-index="2" svg:y="-0.1618in" text:anchor-type="as-char"><draw:text-box fo:min-height="0.05in" fo:min-width="0.05in"><text:p text:style-name="P24">Lewis, </text:p></draw:text-box></draw:frame><draw:frame draw:name="Frame1_odMM5" draw:style-name="fr1" draw:z-index="2" svg:y="-0.1618in" text:anchor-type="as-char"><draw:text-box fo:min-height="0.05in" fo:min-width="0.05in"><text:p text:style-name="P24">King, </text:p></draw:text-box></draw:frame><draw:frame draw:name="Frame1_odMM6" draw:style-name="fr1" draw:z-index="2" svg:y="-0.1618in" text:anchor-type="as-char"><draw:text-box fo:min-height="0.05in" fo:min-width="0.05in"><text:p text:style-name="P24">Wright, </text:p></draw:text-box></draw:frame><draw:frame draw:name="Frame1_odMM7" draw:style-name="fr1" draw:z-index="2" svg:y="-0.1618in" text:anchor-type="as-char"><draw:text-box fo:min-height="0.05in" fo:min-width="0.05in"><text:p text:style-name="P24">Hill, </text:p></draw:text-box></draw:frame><draw:frame draw:name="Frame1_odMM8" draw:style-name="fr1" draw:z-index="2" svg:y="-0.1618in" text:anchor-type="as-char"><draw:text-box fo:min-height="0.05in" fo:min-width="0.05in"><text:p text:style-name="P24">Green, </text:p></draw:text-box></draw:frame><draw:frame draw:name="Frame1_odMM9" draw:style-name="fr1" draw:z-index="2" svg:y="-0.1618in" text:anchor-type="as-char"><draw:text-box fo:min-height="0.05in" fo:min-width="0.05in"><text:p text:style-name="P24">Baker, </text:p></draw:text-box></draw:frame><draw:frame draw:name="Frame1_odMM10" draw:style-name="fr1" draw:z-index="2" svg:y="-0.1618in" text:anchor-type="as-char"><draw:text-box fo:min-height="0.05in" fo:min-width="0.05in"><text:p text:style-name="P24">Carter, </text:p></draw:text-box></draw:frame><draw:frame draw:name="Frame1_odMM11" draw:style-name="fr1" draw:z-index="2" svg:y="-0.1618in" text:anchor-type="as-char"><draw:text-box fo:min-height="0.05in" fo:min-width="0.05in"><text:p text:style-name="P24">Parker, </text:p></draw:text-box></draw:frame><draw:frame draw:name="Frame1_odMM12" draw:style-name="fr1" draw:z-index="2" svg:y="-0.1618in" text:anchor-type="as-char"><draw:text-box fo:min-height="0.05in" fo:min-width="0.05in"><text:p text:style-name="P24">Edwards, </text:p></draw:text-box></draw:frame><draw:frame draw:name="Frame1_odMM13" draw:style-name="fr1" draw:z-index="2" svg:y="-0.1618in" text:anchor-type="as-char"><draw:text-box fo:min-height="0.05in" fo:min-width="0.05in"><text:p text:style-name="P24">Cook, </text:p></draw:text-box></draw:frame><draw:frame draw:name="Frame1_odMM14" draw:style-name="fr1" draw:z-index="2" svg:y="-0.1618in" text:anchor-type="as-char"><draw:text-box fo:min-height="0.05in" fo:min-width="0.05in"><text:p text:style-name="P24">Rogers, </text:p></draw:text-box></draw:frame><draw:frame draw:name="Frame1_odMM15" draw:style-name="fr1" draw:z-index="2" svg:y="-0.1618in" text:anchor-type="as-char"><draw:text-box fo:min-height="0.05in" fo:min-width="0.05in"><text:p text:style-name="P24">Reed, </text:p></draw:text-box></draw:frame><draw:frame draw:name="Frame1_odMM16" draw:style-name="fr1" draw:z-index="2" svg:y="-0.1618in" text:anchor-type="as-char"><draw:text-box fo:min-height="0.05in" fo:min-width="0.05in"><text:p text:style-name="P24">Richardson, </text:p></draw:text-box></draw:frame><draw:frame draw:name="Frame1_odMM17" draw:style-name="fr1" draw:z-index="2" svg:y="-0.1618in" text:anchor-type="as-char"><draw:text-box fo:min-height="0.05in" fo:min-width="0.05in"><text:p text:style-name="P24">Bennet, </text:p></draw:text-box></draw:frame><draw:frame draw:name="Frame4_odMM18" draw:style-name="fr2" draw:z-index="1" svg:y="-0.1618in" text:anchor-type="as-char"><draw:text-box fo:min-height="0.05in" fo:min-width="0.05in"><text:p text:style-name="P22">Foster</text:p></draw:text-box></draw:frame></text:p>
          </table:table-cell>
        </table:table-row>
      </table:table>
      <table:table table:name="lpODHTable213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5">English, Dutch</text:p>
          </table:table-cell>
          <table:table-cell office:value-type="string" table:style-name="Table3.B1">
            <text:p text:style-name="P23"><draw:frame draw:name="Frame4" draw:style-name="fr2" draw:z-index="1" svg:y="-0.1618in" text:anchor-type="as-char"><draw:text-box fo:min-height="0.05in" fo:min-width="0.05in"><text:p text:style-name="P22">Cooper</text:p></draw:text-box></draw:frame></text:p>
          </table:table-cell>
        </table:table-row>
      </table:table>
      <table:table table:name="lpODHTable214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5">English, French, Scottish, Irish, German</text:p>
          </table:table-cell>
          <table:table-cell office:value-type="string" table:style-name="Table3.B1">
            <text:p text:style-name="P23"><draw:frame draw:name="Frame4" draw:style-name="fr2" draw:z-index="1" svg:y="-0.1618in" text:anchor-type="as-char"><draw:text-box fo:min-height="0.05in" fo:min-width="0.05in"><text:p text:style-name="P22">Martin</text:p></draw:text-box></draw:frame></text:p>
          </table:table-cell>
        </table:table-row>
      </table:table>
      <table:table table:name="lpODHTable215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5">English, French, Welsh, Irish</text:p>
          </table:table-cell>
          <table:table-cell office:value-type="string" table:style-name="Table3.B1">
            <text:p text:style-name="P23"><draw:frame draw:name="Frame4" draw:style-name="fr2" draw:z-index="1" svg:y="-0.1618in" text:anchor-type="as-char"><draw:text-box fo:min-height="0.05in" fo:min-width="0.05in"><text:p text:style-name="P22">Cox</text:p></draw:text-box></draw:frame></text:p>
          </table:table-cell>
        </table:table-row>
      </table:table>
      <table:table table:name="lpODHTable216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5">English, German</text:p>
          </table:table-cell>
          <table:table-cell office:value-type="string" table:style-name="Table3.B1">
            <text:p text:style-name="P23"><draw:frame draw:name="Frame4" draw:style-name="fr2" draw:z-index="1" svg:y="-0.1618in" text:anchor-type="as-char"><draw:text-box fo:min-height="0.05in" fo:min-width="0.05in"><text:p text:style-name="P22">Howard</text:p></draw:text-box></draw:frame></text:p>
          </table:table-cell>
        </table:table-row>
      </table:table>
      <table:table table:name="lpODHTable217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5">English, Irish</text:p>
          </table:table-cell>
          <table:table-cell office:value-type="string" table:style-name="Table3.B1">
            <text:p text:style-name="P23"><draw:frame draw:name="Frame1_odMM0" draw:style-name="fr1" draw:z-index="2" svg:y="-0.1618in" text:anchor-type="as-char"><draw:text-box fo:min-height="0.05in" fo:min-width="0.05in"><text:p text:style-name="P24">Clark, </text:p></draw:text-box></draw:frame><draw:frame draw:name="Frame1_odMM1" draw:style-name="fr1" draw:z-index="2" svg:y="-0.1618in" text:anchor-type="as-char"><draw:text-box fo:min-height="0.05in" fo:min-width="0.05in"><text:p text:style-name="P24">Ward, </text:p></draw:text-box></draw:frame><draw:frame draw:name="Frame4_odMM2" draw:style-name="fr2" draw:z-index="1" svg:y="-0.1618in" text:anchor-type="as-char"><draw:text-box fo:min-height="0.05in" fo:min-width="0.05in"><text:p text:style-name="P22">Hughes</text:p></draw:text-box></draw:frame></text:p>
          </table:table-cell>
        </table:table-row>
      </table:table>
      <table:table table:name="lpODHTable218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5">English, Irish, Chinese</text:p>
          </table:table-cell>
          <table:table-cell office:value-type="string" table:style-name="Table3.B1">
            <text:p text:style-name="P23"><draw:frame draw:name="Frame4" draw:style-name="fr2" draw:z-index="1" svg:y="-0.1618in" text:anchor-type="as-char"><draw:text-box fo:min-height="0.05in" fo:min-width="0.05in"><text:p text:style-name="P22">Lee</text:p></draw:text-box></draw:frame></text:p>
          </table:table-cell>
        </table:table-row>
      </table:table>
      <table:table table:name="lpODHTable219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5">English, Irish, Scottish</text:p>
          </table:table-cell>
          <table:table-cell office:value-type="string" table:style-name="Table3.B1">
            <text:p text:style-name="P23"><draw:frame draw:name="Frame4" draw:style-name="fr2" draw:z-index="1" svg:y="-0.1618in" text:anchor-type="as-char"><draw:text-box fo:min-height="0.05in" fo:min-width="0.05in"><text:p text:style-name="P22">Morris</text:p></draw:text-box></draw:frame></text:p>
          </table:table-cell>
        </table:table-row>
      </table:table>
      <table:table table:name="lpODHTable220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5">English, Jewish</text:p>
          </table:table-cell>
          <table:table-cell office:value-type="string" table:style-name="Table3.B1">
            <text:p text:style-name="P23"><draw:frame draw:name="Frame1_odMM0" draw:style-name="fr1" draw:z-index="2" svg:y="-0.1618in" text:anchor-type="as-char"><draw:text-box fo:min-height="0.05in" fo:min-width="0.05in"><text:p text:style-name="P24">Robinson, </text:p></draw:text-box></draw:frame><draw:frame draw:name="Frame4_odMM1" draw:style-name="fr2" draw:z-index="1" svg:y="-0.1618in" text:anchor-type="as-char"><draw:text-box fo:min-height="0.05in" fo:min-width="0.05in"><text:p text:style-name="P22">Adams</text:p></draw:text-box></draw:frame></text:p>
          </table:table-cell>
        </table:table-row>
      </table:table>
      <table:table table:name="lpODHTable221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5">English, Scottish</text:p>
          </table:table-cell>
          <table:table-cell office:value-type="string" table:style-name="Table3.B1">
            <text:p text:style-name="P23"><draw:frame draw:name="Frame1_odMM0" draw:style-name="fr1" draw:z-index="2" svg:y="-0.1618in" text:anchor-type="as-char"><draw:text-box fo:min-height="0.05in" fo:min-width="0.05in"><text:p text:style-name="P24">Johnson, </text:p></draw:text-box></draw:frame><draw:frame draw:name="Frame1_odMM1" draw:style-name="fr1" draw:z-index="2" svg:y="-0.1618in" text:anchor-type="as-char"><draw:text-box fo:min-height="0.05in" fo:min-width="0.05in"><text:p text:style-name="P24">Wilson, </text:p></draw:text-box></draw:frame><draw:frame draw:name="Frame1_odMM2" draw:style-name="fr1" draw:z-index="2" svg:y="-0.1618in" text:anchor-type="as-char"><draw:text-box fo:min-height="0.05in" fo:min-width="0.05in"><text:p text:style-name="P24">Thompson, </text:p></draw:text-box></draw:frame><draw:frame draw:name="Frame1_odMM3" draw:style-name="fr1" draw:z-index="2" svg:y="-0.1618in" text:anchor-type="as-char"><draw:text-box fo:min-height="0.05in" fo:min-width="0.05in"><text:p text:style-name="P24">Walker, </text:p></draw:text-box></draw:frame><draw:frame draw:name="Frame1_odMM4" draw:style-name="fr1" draw:z-index="2" svg:y="-0.1618in" text:anchor-type="as-char"><draw:text-box fo:min-height="0.05in" fo:min-width="0.05in"><text:p text:style-name="P24">Young, </text:p></draw:text-box></draw:frame><draw:frame draw:name="Frame1_odMM5" draw:style-name="fr1" draw:z-index="2" svg:y="-0.1618in" text:anchor-type="as-char"><draw:text-box fo:min-height="0.05in" fo:min-width="0.05in"><text:p text:style-name="P24">Scott, </text:p></draw:text-box></draw:frame><draw:frame draw:name="Frame1_odMM6" draw:style-name="fr1" draw:z-index="2" svg:y="-0.1618in" text:anchor-type="as-char"><draw:text-box fo:min-height="0.05in" fo:min-width="0.05in"><text:p text:style-name="P24">Turner, </text:p></draw:text-box></draw:frame><draw:frame draw:name="Frame1_odMM7" draw:style-name="fr1" draw:z-index="2" svg:y="-0.1618in" text:anchor-type="as-char"><draw:text-box fo:min-height="0.05in" fo:min-width="0.05in"><text:p text:style-name="P24">Watson, </text:p></draw:text-box></draw:frame><draw:frame draw:name="Frame1_odMM8" draw:style-name="fr1" draw:z-index="2" svg:y="-0.1618in" text:anchor-type="as-char"><draw:text-box fo:min-height="0.05in" fo:min-width="0.05in"><text:p text:style-name="P24">Wood, </text:p></draw:text-box></draw:frame><draw:frame draw:name="Frame1_odMM9" draw:style-name="fr1" draw:z-index="2" svg:y="-0.1618in" text:anchor-type="as-char"><draw:text-box fo:min-height="0.05in" fo:min-width="0.05in"><text:p text:style-name="P24">Gray, </text:p></draw:text-box></draw:frame><draw:frame draw:name="Frame4_odMM10" draw:style-name="fr2" draw:z-index="1" svg:y="-0.1618in" text:anchor-type="as-char"><draw:text-box fo:min-height="0.05in" fo:min-width="0.05in"><text:p text:style-name="P22">Ross</text:p></draw:text-box></draw:frame></text:p>
          </table:table-cell>
        </table:table-row>
      </table:table>
      <table:table table:name="lpODHTable222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5">English, Scottish, Chinese</text:p>
          </table:table-cell>
          <table:table-cell office:value-type="string" table:style-name="Table3.B1">
            <text:p text:style-name="P23"><draw:frame draw:name="Frame4" draw:style-name="fr2" draw:z-index="1" svg:y="-0.1618in" text:anchor-type="as-char"><draw:text-box fo:min-height="0.05in" fo:min-width="0.05in"><text:p text:style-name="P22">Long</text:p></draw:text-box></draw:frame></text:p>
          </table:table-cell>
        </table:table-row>
      </table:table>
      <table:table table:name="lpODHTable223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5">English, Scottish, German</text:p>
          </table:table-cell>
          <table:table-cell office:value-type="string" table:style-name="Table3.B1">
            <text:p text:style-name="P23"><draw:frame draw:name="Frame1_odMM0" draw:style-name="fr1" draw:z-index="2" svg:y="-0.1618in" text:anchor-type="as-char"><draw:text-box fo:min-height="0.05in" fo:min-width="0.05in"><text:p text:style-name="P24">Peterson, </text:p></draw:text-box></draw:frame><draw:frame draw:name="Frame4_odMM1" draw:style-name="fr2" draw:z-index="1" svg:y="-0.1618in" text:anchor-type="as-char"><draw:text-box fo:min-height="0.05in" fo:min-width="0.05in"><text:p text:style-name="P22">Sanders</text:p></draw:text-box></draw:frame></text:p>
          </table:table-cell>
        </table:table-row>
      </table:table>
      <table:table table:name="lpODHTable224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5">English, Scottish, German, French, Italian </text:p>
          </table:table-cell>
          <table:table-cell office:value-type="string" table:style-name="Table3.B1">
            <text:p text:style-name="P23"><draw:frame draw:name="Frame4" draw:style-name="fr2" draw:z-index="1" svg:y="-0.1618in" text:anchor-type="as-char"><draw:text-box fo:min-height="0.05in" fo:min-width="0.05in"><text:p text:style-name="P22">Miller</text:p></draw:text-box></draw:frame></text:p>
          </table:table-cell>
        </table:table-row>
      </table:table>
      <table:table table:name="lpODHTable225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5">English, Scottish, German, Irish, Scandanavian</text:p>
          </table:table-cell>
          <table:table-cell office:value-type="string" table:style-name="Table3.B1">
            <text:p text:style-name="P23"><draw:frame draw:name="Frame4" draw:style-name="fr2" draw:z-index="1" svg:y="-0.1618in" text:anchor-type="as-char"><draw:text-box fo:min-height="0.05in" fo:min-width="0.05in"><text:p text:style-name="P22">Hall</text:p></draw:text-box></draw:frame></text:p>
          </table:table-cell>
        </table:table-row>
      </table:table>
      <table:table table:name="lpODHTable226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5">English, Scottish, Irish</text:p>
          </table:table-cell>
          <table:table-cell office:value-type="string" table:style-name="Table3.B1">
            <text:p text:style-name="P23"><draw:frame draw:name="Frame1_odMM0" draw:style-name="fr1" draw:z-index="2" svg:y="-0.1618in" text:anchor-type="as-char"><draw:text-box fo:min-height="0.05in" fo:min-width="0.05in"><text:p text:style-name="P24">Brown, </text:p></draw:text-box></draw:frame><draw:frame draw:name="Frame4_odMM1" draw:style-name="fr2" draw:z-index="1" svg:y="-0.1618in" text:anchor-type="as-char"><draw:text-box fo:min-height="0.05in" fo:min-width="0.05in"><text:p text:style-name="P22">White</text:p></draw:text-box></draw:frame></text:p>
          </table:table-cell>
        </table:table-row>
      </table:table>
      <table:table table:name="lpODHTable227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5">English, Welsh</text:p>
          </table:table-cell>
          <table:table-cell office:value-type="string" table:style-name="Table3.B1">
            <text:p text:style-name="P23"><draw:frame draw:name="Frame1_odMM0" draw:style-name="fr1" draw:z-index="2" svg:y="-0.1618in" text:anchor-type="as-char"><draw:text-box fo:min-height="0.05in" fo:min-width="0.05in"><text:p text:style-name="P24">Williams, </text:p></draw:text-box></draw:frame><draw:frame draw:name="Frame1_odMM1" draw:style-name="fr1" draw:z-index="2" svg:y="-0.1618in" text:anchor-type="as-char"><draw:text-box fo:min-height="0.05in" fo:min-width="0.05in"><text:p text:style-name="P24">Jones, </text:p></draw:text-box></draw:frame><draw:frame draw:name="Frame1_odMM2" draw:style-name="fr1" draw:z-index="2" svg:y="-0.1618in" text:anchor-type="as-char"><draw:text-box fo:min-height="0.05in" fo:min-width="0.05in"><text:p text:style-name="P24">Davis, </text:p></draw:text-box></draw:frame><draw:frame draw:name="Frame1_odMM3" draw:style-name="fr1" draw:z-index="2" svg:y="-0.1618in" text:anchor-type="as-char"><draw:text-box fo:min-height="0.05in" fo:min-width="0.05in"><text:p text:style-name="P24">Thomas, </text:p></draw:text-box></draw:frame><draw:frame draw:name="Frame1_odMM4" draw:style-name="fr1" draw:z-index="2" svg:y="-0.1618in" text:anchor-type="as-char"><draw:text-box fo:min-height="0.05in" fo:min-width="0.05in"><text:p text:style-name="P24">Harris, </text:p></draw:text-box></draw:frame><draw:frame draw:name="Frame4_odMM5" draw:style-name="fr2" draw:z-index="1" svg:y="-0.1618in" text:anchor-type="as-char"><draw:text-box fo:min-height="0.05in" fo:min-width="0.05in"><text:p text:style-name="P22">James</text:p></draw:text-box></draw:frame></text:p>
          </table:table-cell>
        </table:table-row>
      </table:table>
      <table:table table:name="lpODHTable228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5">German, English</text:p>
          </table:table-cell>
          <table:table-cell office:value-type="string" table:style-name="Table3.B1">
            <text:p text:style-name="P23"><draw:frame draw:name="Frame4" draw:style-name="fr2" draw:z-index="1" svg:y="-0.1618in" text:anchor-type="as-char"><draw:text-box fo:min-height="0.05in" fo:min-width="0.05in"><text:p text:style-name="P22">Myers</text:p></draw:text-box></draw:frame></text:p>
          </table:table-cell>
        </table:table-row>
      </table:table>
      <table:table table:name="lpODHTable229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5">Indian, Hindu</text:p>
          </table:table-cell>
          <table:table-cell office:value-type="string" table:style-name="Table3.B1">
            <text:p text:style-name="P23"><draw:frame draw:name="Frame4" draw:style-name="fr2" draw:z-index="1" svg:y="-0.1618in" text:anchor-type="as-char"><draw:text-box fo:min-height="0.05in" fo:min-width="0.05in"><text:p text:style-name="P22">Patel</text:p></draw:text-box></draw:frame></text:p>
          </table:table-cell>
        </table:table-row>
      </table:table>
      <table:table table:name="lpODHTable230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5">Irish</text:p>
          </table:table-cell>
          <table:table-cell office:value-type="string" table:style-name="Table3.B1">
            <text:p text:style-name="P23"><draw:frame draw:name="Frame1_odMM0" draw:style-name="fr1" draw:z-index="2" svg:y="-0.1618in" text:anchor-type="as-char"><draw:text-box fo:min-height="0.05in" fo:min-width="0.05in"><text:p text:style-name="P24">Nelson, </text:p></draw:text-box></draw:frame><draw:frame draw:name="Frame1_odMM1" draw:style-name="fr1" draw:z-index="2" svg:y="-0.1618in" text:anchor-type="as-char"><draw:text-box fo:min-height="0.05in" fo:min-width="0.05in"><text:p text:style-name="P24">Murphy, </text:p></draw:text-box></draw:frame><draw:frame draw:name="Frame4_odMM2" draw:style-name="fr2" draw:z-index="1" svg:y="-0.1618in" text:anchor-type="as-char"><draw:text-box fo:min-height="0.05in" fo:min-width="0.05in"><text:p text:style-name="P22">Kelly</text:p></draw:text-box></draw:frame></text:p>
          </table:table-cell>
        </table:table-row>
      </table:table>
      <table:table table:name="lpODHTable231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5">Irish, English</text:p>
          </table:table-cell>
          <table:table-cell office:value-type="string" table:style-name="Table3.B1">
            <text:p text:style-name="P23"><draw:frame draw:name="Frame4" draw:style-name="fr2" draw:z-index="1" svg:y="-0.1618in" text:anchor-type="as-char"><draw:text-box fo:min-height="0.05in" fo:min-width="0.05in"><text:p text:style-name="P22">Collins</text:p></draw:text-box></draw:frame></text:p>
          </table:table-cell>
        </table:table-row>
      </table:table>
      <table:table table:name="lpODHTable232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5">Korean</text:p>
          </table:table-cell>
          <table:table-cell office:value-type="string" table:style-name="Table3.B1">
            <text:p text:style-name="P23"><draw:frame draw:name="Frame4" draw:style-name="fr2" draw:z-index="1" svg:y="-0.1618in" text:anchor-type="as-char"><draw:text-box fo:min-height="0.05in" fo:min-width="0.05in"><text:p text:style-name="P22">Kim</text:p></draw:text-box></draw:frame></text:p>
          </table:table-cell>
        </table:table-row>
      </table:table>
      <table:table table:name="lpODHTable233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5">Scottish, English</text:p>
          </table:table-cell>
          <table:table-cell office:value-type="string" table:style-name="Table3.B1">
            <text:p text:style-name="P23"><draw:frame draw:name="Frame1_odMM0" draw:style-name="fr1" draw:z-index="2" svg:y="-0.1618in" text:anchor-type="as-char"><draw:text-box fo:min-height="0.05in" fo:min-width="0.05in"><text:p text:style-name="P24">Allen, </text:p></draw:text-box></draw:frame><draw:frame draw:name="Frame4_odMM1" draw:style-name="fr2" draw:z-index="1" svg:y="-0.1618in" text:anchor-type="as-char"><draw:text-box fo:min-height="0.05in" fo:min-width="0.05in"><text:p text:style-name="P22">Stewart</text:p></draw:text-box></draw:frame></text:p>
          </table:table-cell>
        </table:table-row>
      </table:table>
      <table:table table:name="lpODHTable234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5">Scottish, English, Irish</text:p>
          </table:table-cell>
          <table:table-cell office:value-type="string" table:style-name="Table3.B1">
            <text:p text:style-name="P23"><draw:frame draw:name="Frame4" draw:style-name="fr2" draw:z-index="1" svg:y="-0.1618in" text:anchor-type="as-char"><draw:text-box fo:min-height="0.05in" fo:min-width="0.05in"><text:p text:style-name="P22">Mitchell</text:p></draw:text-box></draw:frame></text:p>
          </table:table-cell>
        </table:table-row>
      </table:table>
      <table:table table:name="lpODHTable235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5">Scottish, French</text:p>
          </table:table-cell>
          <table:table-cell office:value-type="string" table:style-name="Table3.B1">
            <text:p text:style-name="P23"><draw:frame draw:name="Frame4" draw:style-name="fr2" draw:z-index="1" svg:y="-0.1618in" text:anchor-type="as-char"><draw:text-box fo:min-height="0.05in" fo:min-width="0.05in"><text:p text:style-name="P22">Bailey</text:p></draw:text-box></draw:frame></text:p>
          </table:table-cell>
        </table:table-row>
      </table:table>
      <table:table table:name="lpODHTable236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5">Scottish, Irish</text:p>
          </table:table-cell>
          <table:table-cell office:value-type="string" table:style-name="Table3.B1">
            <text:p text:style-name="P23"><draw:frame draw:name="Frame4" draw:style-name="fr2" draw:z-index="1" svg:y="-0.1618in" text:anchor-type="as-char"><draw:text-box fo:min-height="0.05in" fo:min-width="0.05in"><text:p text:style-name="P22">Campbell</text:p></draw:text-box></draw:frame></text:p>
          </table:table-cell>
        </table:table-row>
      </table:table>
      <table:table table:name="lpODHTable237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5">Spanish</text:p>
          </table:table-cell>
          <table:table-cell office:value-type="string" table:style-name="Table3.B1">
            <text:p text:style-name="P23"><draw:frame draw:name="Frame1_odMM0" draw:style-name="fr1" draw:z-index="2" svg:y="-0.1618in" text:anchor-type="as-char"><draw:text-box fo:min-height="0.05in" fo:min-width="0.05in"><text:p text:style-name="P24">Garcia, </text:p></draw:text-box></draw:frame><draw:frame draw:name="Frame1_odMM1" draw:style-name="fr1" draw:z-index="2" svg:y="-0.1618in" text:anchor-type="as-char"><draw:text-box fo:min-height="0.05in" fo:min-width="0.05in"><text:p text:style-name="P24">Rodriguez, </text:p></draw:text-box></draw:frame><draw:frame draw:name="Frame1_odMM2" draw:style-name="fr1" draw:z-index="2" svg:y="-0.1618in" text:anchor-type="as-char"><draw:text-box fo:min-height="0.05in" fo:min-width="0.05in"><text:p text:style-name="P24">Martinez, </text:p></draw:text-box></draw:frame><draw:frame draw:name="Frame1_odMM3" draw:style-name="fr1" draw:z-index="2" svg:y="-0.1618in" text:anchor-type="as-char"><draw:text-box fo:min-height="0.05in" fo:min-width="0.05in"><text:p text:style-name="P24">Lopez, </text:p></draw:text-box></draw:frame><draw:frame draw:name="Frame1_odMM4" draw:style-name="fr1" draw:z-index="2" svg:y="-0.1618in" text:anchor-type="as-char"><draw:text-box fo:min-height="0.05in" fo:min-width="0.05in"><text:p text:style-name="P24">Gonzales, </text:p></draw:text-box></draw:frame><draw:frame draw:name="Frame1_odMM5" draw:style-name="fr1" draw:z-index="2" svg:y="-0.1618in" text:anchor-type="as-char"><draw:text-box fo:min-height="0.05in" fo:min-width="0.05in"><text:p text:style-name="P24">Perez, </text:p></draw:text-box></draw:frame><draw:frame draw:name="Frame1_odMM6" draw:style-name="fr1" draw:z-index="2" svg:y="-0.1618in" text:anchor-type="as-char"><draw:text-box fo:min-height="0.05in" fo:min-width="0.05in"><text:p text:style-name="P24">Sanchez, </text:p></draw:text-box></draw:frame><draw:frame draw:name="Frame1_odMM7" draw:style-name="fr1" draw:z-index="2" svg:y="-0.1618in" text:anchor-type="as-char"><draw:text-box fo:min-height="0.05in" fo:min-width="0.05in"><text:p text:style-name="P24">Ramirez, </text:p></draw:text-box></draw:frame><draw:frame draw:name="Frame1_odMM8" draw:style-name="fr1" draw:z-index="2" svg:y="-0.1618in" text:anchor-type="as-char"><draw:text-box fo:min-height="0.05in" fo:min-width="0.05in"><text:p text:style-name="P24">Flores, </text:p></draw:text-box></draw:frame><draw:frame draw:name="Frame1_odMM9" draw:style-name="fr1" draw:z-index="2" svg:y="-0.1618in" text:anchor-type="as-char"><draw:text-box fo:min-height="0.05in" fo:min-width="0.05in"><text:p text:style-name="P24">Rivera, </text:p></draw:text-box></draw:frame><draw:frame draw:name="Frame1_odMM10" draw:style-name="fr1" draw:z-index="2" svg:y="-0.1618in" text:anchor-type="as-char"><draw:text-box fo:min-height="0.05in" fo:min-width="0.05in"><text:p text:style-name="P24">Gomez, </text:p></draw:text-box></draw:frame><draw:frame draw:name="Frame1_odMM11" draw:style-name="fr1" draw:z-index="2" svg:y="-0.1618in" text:anchor-type="as-char"><draw:text-box fo:min-height="0.05in" fo:min-width="0.05in"><text:p text:style-name="P24">Cruz, </text:p></draw:text-box></draw:frame><draw:frame draw:name="Frame1_odMM12" draw:style-name="fr1" draw:z-index="2" svg:y="-0.1618in" text:anchor-type="as-char"><draw:text-box fo:min-height="0.05in" fo:min-width="0.05in"><text:p text:style-name="P24">Reyes, </text:p></draw:text-box></draw:frame><draw:frame draw:name="Frame1_odMM13" draw:style-name="fr1" draw:z-index="2" svg:y="-0.1618in" text:anchor-type="as-char"><draw:text-box fo:min-height="0.05in" fo:min-width="0.05in"><text:p text:style-name="P24">Gutierrez, </text:p></draw:text-box></draw:frame><draw:frame draw:name="Frame1_odMM14" draw:style-name="fr1" draw:z-index="2" svg:y="-0.1618in" text:anchor-type="as-char"><draw:text-box fo:min-height="0.05in" fo:min-width="0.05in"><text:p text:style-name="P24">Ortiz, </text:p></draw:text-box></draw:frame><draw:frame draw:name="Frame1_odMM15" draw:style-name="fr1" draw:z-index="2" svg:y="-0.1618in" text:anchor-type="as-char"><draw:text-box fo:min-height="0.05in" fo:min-width="0.05in"><text:p text:style-name="P24">Mendoza, </text:p></draw:text-box></draw:frame><draw:frame draw:name="Frame1_odMM16" draw:style-name="fr1" draw:z-index="2" svg:y="-0.1618in" text:anchor-type="as-char"><draw:text-box fo:min-height="0.05in" fo:min-width="0.05in"><text:p text:style-name="P24">Ruiz, </text:p></draw:text-box></draw:frame><draw:frame draw:name="Frame1_odMM17" draw:style-name="fr1" draw:z-index="2" svg:y="-0.1618in" text:anchor-type="as-char"><draw:text-box fo:min-height="0.05in" fo:min-width="0.05in"><text:p text:style-name="P24">Alvarez, </text:p></draw:text-box></draw:frame><draw:frame draw:name="Frame1_odMM18" draw:style-name="fr1" draw:z-index="2" svg:y="-0.1618in" text:anchor-type="as-char"><draw:text-box fo:min-height="0.05in" fo:min-width="0.05in"><text:p text:style-name="P24">Castillo, </text:p></draw:text-box></draw:frame><draw:frame draw:name="Frame4_odMM19" draw:style-name="fr2" draw:z-index="1" svg:y="-0.1618in" text:anchor-type="as-char"><draw:text-box fo:min-height="0.05in" fo:min-width="0.05in"><text:p text:style-name="P22">Jimenez</text:p></draw:text-box></draw:frame></text:p>
          </table:table-cell>
        </table:table-row>
      </table:table>
      <table:table table:name="lpODHTable238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5">Spanish, Portuguese</text:p>
          </table:table-cell>
          <table:table-cell office:value-type="string" table:style-name="Table3.B1">
            <text:p text:style-name="P23"><draw:frame draw:name="Frame1_odMM0" draw:style-name="fr1" draw:z-index="2" svg:y="-0.1618in" text:anchor-type="as-char"><draw:text-box fo:min-height="0.05in" fo:min-width="0.05in"><text:p text:style-name="P24">Torres, </text:p></draw:text-box></draw:frame><draw:frame draw:name="Frame1_odMM1" draw:style-name="fr1" draw:z-index="2" svg:y="-0.1618in" text:anchor-type="as-char"><draw:text-box fo:min-height="0.05in" fo:min-width="0.05in"><text:p text:style-name="P24">Diaz, </text:p></draw:text-box></draw:frame><draw:frame draw:name="Frame1_odMM2" draw:style-name="fr1" draw:z-index="2" svg:y="-0.1618in" text:anchor-type="as-char"><draw:text-box fo:min-height="0.05in" fo:min-width="0.05in"><text:p text:style-name="P24">Morales, </text:p></draw:text-box></draw:frame><draw:frame draw:name="Frame1_odMM3" draw:style-name="fr1" draw:z-index="2" svg:y="-0.1618in" text:anchor-type="as-char"><draw:text-box fo:min-height="0.05in" fo:min-width="0.05in"><text:p text:style-name="P24">Ramos, </text:p></draw:text-box></draw:frame><draw:frame draw:name="Frame4_odMM4" draw:style-name="fr2" draw:z-index="1" svg:y="-0.1618in" text:anchor-type="as-char"><draw:text-box fo:min-height="0.05in" fo:min-width="0.05in"><text:p text:style-name="P22">Chavez</text:p></draw:text-box></draw:frame></text:p>
          </table:table-cell>
        </table:table-row>
      </table:table>
      <table:table table:name="lpODHTable239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5">Spanish, Portuguese </text:p>
          </table:table-cell>
          <table:table-cell office:value-type="string" table:style-name="Table3.B1">
            <text:p text:style-name="P23"><draw:frame draw:name="Frame4" draw:style-name="fr2" draw:z-index="1" svg:y="-0.1618in" text:anchor-type="as-char"><draw:text-box fo:min-height="0.05in" fo:min-width="0.05in"><text:p text:style-name="P22">Hernandez</text:p></draw:text-box></draw:frame></text:p>
          </table:table-cell>
        </table:table-row>
      </table:table>
      <table:table table:name="lpODHTable240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5">Swedish, Danish, Norwegian, English</text:p>
          </table:table-cell>
          <table:table-cell office:value-type="string" table:style-name="Table3.B1">
            <text:p text:style-name="P23"><draw:frame draw:name="Frame4" draw:style-name="fr2" draw:z-index="1" svg:y="-0.1618in" text:anchor-type="as-char"><draw:text-box fo:min-height="0.05in" fo:min-width="0.05in"><text:p text:style-name="P22">Anderson</text:p></draw:text-box></draw:frame></text:p>
          </table:table-cell>
        </table:table-row>
      </table:table>
      <table:table table:name="lpODHTable241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5">Swedish, English</text:p>
          </table:table-cell>
          <table:table-cell office:value-type="string" table:style-name="Table3.B1">
            <text:p text:style-name="P23"><draw:frame draw:name="Frame4" draw:style-name="fr2" draw:z-index="1" svg:y="-0.1618in" text:anchor-type="as-char"><draw:text-box fo:min-height="0.05in" fo:min-width="0.05in"><text:p text:style-name="P22">Brooks</text:p></draw:text-box></draw:frame></text:p>
          </table:table-cell>
        </table:table-row>
      </table:table>
      <table:table table:name="lpODHTable242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5">Vietnamese</text:p>
          </table:table-cell>
          <table:table-cell office:value-type="string" table:style-name="Table3.B1">
            <text:p text:style-name="P23"><draw:frame draw:name="Frame4" draw:style-name="fr2" draw:z-index="1" svg:y="-0.1618in" text:anchor-type="as-char"><draw:text-box fo:min-height="0.05in" fo:min-width="0.05in"><text:p text:style-name="P22">Nguyen</text:p></draw:text-box></draw:frame></text:p>
          </table:table-cell>
        </table:table-row>
      </table:table>
      <table:table table:name="lpODHTable243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5">Welsh</text:p>
          </table:table-cell>
          <table:table-cell office:value-type="string" table:style-name="Table3.B1">
            <text:p text:style-name="P23"><draw:frame draw:name="Frame1_odMM0" draw:style-name="fr1" draw:z-index="2" svg:y="-0.1618in" text:anchor-type="as-char"><draw:text-box fo:min-height="0.05in" fo:min-width="0.05in"><text:p text:style-name="P24">Phillips, </text:p></draw:text-box></draw:frame><draw:frame draw:name="Frame1_odMM1" draw:style-name="fr1" draw:z-index="2" svg:y="-0.1618in" text:anchor-type="as-char"><draw:text-box fo:min-height="0.05in" fo:min-width="0.05in"><text:p text:style-name="P24">Evans, </text:p></draw:text-box></draw:frame><draw:frame draw:name="Frame1_odMM2" draw:style-name="fr1" draw:z-index="2" svg:y="-0.1618in" text:anchor-type="as-char"><draw:text-box fo:min-height="0.05in" fo:min-width="0.05in"><text:p text:style-name="P24">Morgan, </text:p></draw:text-box></draw:frame><draw:frame draw:name="Frame4_odMM3" draw:style-name="fr2" draw:z-index="1" svg:y="-0.1618in" text:anchor-type="as-char"><draw:text-box fo:min-height="0.05in" fo:min-width="0.05in"><text:p text:style-name="P22">Price</text:p></draw:text-box></draw:frame></text:p>
          </table:table-cell>
        </table:table-row>
      </table:table>
      <table:table table:name="lpODHTable244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5">Welsh, German</text:p>
          </table:table-cell>
          <table:table-cell office:value-type="string" table:style-name="Table3.B1">
            <text:p text:style-name="P23"><draw:frame draw:name="Frame4" draw:style-name="fr2" draw:z-index="1" svg:y="-0.1618in" text:anchor-type="as-char"><draw:text-box fo:min-height="0.05in" fo:min-width="0.05in"><text:p text:style-name="P22">Roberts</text:p></draw:text-box></draw:frame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adornments="Bold Italic" style:font-family-generic="swiss" style:font-pitch="variable" style:name="Arial" svg:font-family="Arial"/>
    <style:font-face style:font-family-generic="swiss" style:font-pitch="variable" style:name="Calibri" svg:font-family="Calibri"/>
    <style:font-face style:font-pitch="variable" style:name="Carlito" svg:font-family="Carlito"/>
    <style:font-face style:font-family-generic="system" style:font-pitch="variable" style:name="DejaVu Sans" svg:font-family="'DejaVu Sans'"/>
    <style:font-face style:name="Lohit Hindi" svg:font-family="'Lohit Hindi'"/>
    <style:font-face style:font-family-generic="system" style:font-pitch="variable" style:name="Lohit Hindi1" svg:font-family="'Lohit Hindi'"/>
    <style:font-face style:font-family-generic="swiss" style:font-pitch="variable" style:name="Tahoma" svg:font-family="Tahoma"/>
    <style:font-face style:font-family-generic="roman" style:font-pitch="variable" style:name="Times New Roman" svg:font-family="'Times New Roman'"/>
  </office:font-face-decls>
  <office:styles>
    <draw:gradient draw:angle="0deg" draw:border="0%" draw:end-color="#ffffff" draw:end-intensity="100%" draw:name="gradient" draw:start-color="#000000" draw:start-intensity="100%" draw:style="linear"/>
    <draw:hatch draw:color="#3465a4" draw:distance="0.0079in" draw:name="hatch" draw:rotation="0" draw:style="single"/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tyle:writing-mode="lr-tb" svg:stroke-color="#3465af"/>
      <style:paragraph-properties style:font-independent-line-spacing="false" style:line-break="strict" style:text-autospace="ideograph-alpha">
        <style:tab-stops/>
      </style:paragraph-properties>
      <style:text-properties fo:country="US" fo:font-size="12pt" fo:language="en" loext:color-lum-mod="100%" loext:color-lum-off="0%" loext:opacity="0%" style:country-asian="CN" style:country-complex="IN" style:font-name="Times New Roman" style:font-name-asian="DejaVu Sans" style:font-name-complex="Lohit Hindi1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5in" style:text-autospace="ideograph-alpha" style:writing-mode="lr-tb"/>
      <style:text-properties fo:country="US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 style:country-asian="CN" style:country-complex="IN" style:font-name="Times New Roman" style:font-name-asian="DejaVu Sans" style:font-name-complex="Lohit Hindi1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fo:hyphenation-ladder-count="no-limit" fo:orphans="2" fo:widows="2" style:writing-mode="lr-tb"/>
      <style:text-properties fo:country="US" fo:font-family="Carlito" fo:font-size="11.5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 style:country-asian="CN" style:country-complex="SA" style:font-family-asian="Calibri" style:font-family-complex="'Times New Roman'" style:font-family-generic-asian="swiss" style:font-family-generic-complex="roman" style:font-name="Carlito" style:font-name-asian="Calibri" style:font-name-complex="Times New Roman" style:font-pitch="variable" style:font-pitch-asian="variable" style:font-pitch-complex="variable" style:font-size-asian="11pt" style:font-size-complex="12pt" style:language-asian="zh" style:language-complex="ar" style:use-window-font-color="true"/>
    </style:style>
    <style:style style:class="text" style:family="paragraph" style:name="Heading" style:next-style-name="Text_20_body" style:parent-style-name="Standard">
      <style:paragraph-properties fo:keep-with-next="always" fo:margin-bottom="0.0835in" fo:margin-top="0.1665in" style:contextual-spacing="false"/>
    </style:style>
    <style:style style:class="text" style:display-name="Text body" style:family="paragraph" style:name="Text_20_body" style:parent-style-name="Standard">
      <style:paragraph-properties fo:margin-bottom="0.0835in" fo:margin-top="0in" style:contextual-spacing="false" style:register-true="true"/>
    </style:style>
    <style:style style:class="list" style:family="paragraph" style:name="List" style:parent-style-name="Text_20_body">
      <style:text-properties style:font-family-complex="'Lohit Hindi'" style:font-name-complex="Lohit Hindi"/>
    </style:style>
    <style:style style:class="extra" style:family="paragraph" style:name="Caption" style:parent-style-name="Standard">
      <style:paragraph-properties fo:margin-bottom="0.0835in" fo:margin-top="0.0835in" style:contextual-spacing="false" text:line-number="0" text:number-lines="false"/>
      <style:text-properties fo:font-size="12pt" fo:font-style="italic" style:font-family-complex="'Lohit Hindi'" style:font-name-complex="Lohit Hindi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Lohit Hindi'" style:font-name-complex="Lohit Hindi"/>
    </style:style>
    <style:style style:class="extra" style:display-name="Frame contents" style:family="paragraph" style:name="Frame_20_contents" style:parent-style-name="Standard"/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/>
    <style:style style:class="html" style:default-outline-level="1" style:display-name="Clerk List Heading" style:family="paragraph" style:master-page-name="" style:name="Clerk_20_List_20_Heading" style:parent-style-name="Heading">
      <style:paragraph-properties fo:margin-bottom="0in" fo:margin-top="0.1598in" fo:text-align="center" style:contextual-spacing="false" style:justify-single-word="false" style:page-number="auto" text:line-number="0" text:number-lines="false">
        <style:tab-stops/>
      </style:paragraph-properties>
      <style:text-properties fo:font-family="Arial" fo:font-style="italic" fo:font-weight="bold" style:font-family-generic="swiss" style:font-name="Arial" style:font-pitch="variable" style:font-style-name="Bold Italic" style:text-underline-style="none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family="paragraph" style:name="Header" style:parent-style-name="Standard"/>
    <style:style style:display-name="Balloon Text" style:family="paragraph" style:name="Balloon_20_Text" style:parent-style-name="Standard">
      <style:text-properties fo:font-family="Tahoma" fo:font-size="8pt" style:font-family-complex="Tahoma" style:font-family-generic="swiss" style:font-family-generic-complex="swiss" style:font-name="Tahoma" style:font-name-complex="Tahoma" style:font-pitch="variable" style:font-pitch-complex="variable" style:font-size-asian="8pt" style:font-size-complex="8pt"/>
    </style:style>
    <style:style style:class="html" style:family="paragraph" style:master-page-name="" style:name="ClerksAndReps" style:parent-style-name="Standard">
      <style:paragraph-properties fo:margin-bottom="0.1201in" fo:margin-left="0in" fo:margin-right="0in" fo:margin-top="0in" fo:orphans="3" fo:text-indent="0in" fo:widows="3" style:auto-text-indent="false" style:contextual-spacing="false" style:page-number="auto">
        <style:tab-stops>
          <style:tab-stop style:position="1.9in"/>
          <style:tab-stop style:position="3.5in"/>
          <style:tab-stop style:position="4.5in"/>
        </style:tab-stops>
      </style:paragraph-properties>
    </style:style>
    <style:style style:class="html" style:family="paragraph" style:name="ClerkOrRepSingleSpaced" style:parent-style-name="ClerksAndReps">
      <style:paragraph-properties fo:margin-bottom="0in" fo:margin-left="0in" fo:margin-right="0in" fo:margin-top="0in" fo:text-indent="0in" style:auto-text-indent="false" style:contextual-spacing="false"/>
    </style:style>
    <style:style style:class="text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html" style:family="paragraph" style:name="Quotations" style:parent-style-name="Standard">
      <style:paragraph-properties fo:margin-bottom="0.1965in" fo:margin-left="0.3937in" fo:margin-right="0.3937in" fo:margin-top="0in" fo:text-indent="0in" style:auto-text-indent="false" style:contextual-spacing="false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family="paragraph" style:master-page-name="" style:name="DirectoryEntry" style:parent-style-name="ClerksAndReps">
      <style:paragraph-properties fo:border="none" fo:margin-bottom="0in" fo:margin-top="0in" fo:orphans="9" fo:padding="0in" fo:widows="9" style:contextual-spacing="false" style:join-border="false" style:page-number="auto" style:shadow="none">
        <style:tab-stops>
          <style:tab-stop style:position="0.1299in"/>
          <style:tab-stop style:position="3.2799in" style:type="right"/>
        </style:tab-stops>
      </style:paragraph-properties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family="paragraph" style:name="DirectoryEntryLarger" style:parent-style-name="DirectoryEntry">
      <style:text-properties fo:font-size="105%"/>
    </style:style>
    <style:style style:display-name="Default Paragraph Font" style:family="text" style:name="Default_20_Paragraph_20_Font"/>
    <style:style style:display-name="Header Char" style:family="text" style:name="Header_20_Char" style:parent-style-name="Default_20_Paragraph_20_Font"/>
    <style:style style:display-name="Footer Char" style:family="text" style:name="Footer_20_Char" style:parent-style-name="Default_20_Paragraph_20_Font"/>
    <style:style style:display-name="Balloon Text Char" style:family="text" style:name="Balloon_20_Text_20_Char">
      <style:text-properties fo:font-family="Tahoma" fo:font-size="8pt" style:font-family-complex="Tahoma" style:font-family-generic="swiss" style:font-family-generic-complex="swiss" style:font-name="Tahoma" style:font-name-complex="Tahoma" style:font-pitch="variable" style:font-pitch-complex="variable" style:font-size-asian="8pt" style:font-size-complex="8pt"/>
    </style:style>
    <style:style style:display-name="Internet link" style:family="text" style:name="Internet_20_link">
      <style:text-properties fo:color="#0000ff" loext:opacity="100%" style:text-underline-color="font-color" style:text-underline-style="solid" style:text-underline-width="auto"/>
    </style:style>
    <style:style style:family="graphic" style:name="Frame">
      <style:graphic-properties draw:fill="none" draw:fill-color="#729fcf" fo:background-color="transparent" style:horizontal-pos="center" style:horizontal-rel="paragraph-content" style:number-wrapped-paragraphs="no-limit" style:vertical-pos="top" style:vertical-rel="paragraph-content" style:wrap="parallel" style:wrap-contour="false" svg:x="0in" svg:y="0in" text:anchor-type="paragraph"/>
    </style:style>
    <style:style style:family="graphic" style:name="Graphics">
      <style:graphic-properties draw:fill="none" draw:fill-color="#729fcf" fo:background-color="transparent"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style:style style:family="graphic" style:name="OLE">
      <style:graphic-properties draw:fill="none" draw:fill-color="#729fcf" fo:background-color="transparent"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style:style style:family="graphic" style:name="runon" style:parent-style-name="Frame">
      <style:graphic-properties draw:fill="none" draw:fill-color="#729fcf" draw:wrap-influence-on-position="once-concurrent" fo:background-color="transparent" fo:margin-bottom="0in" fo:margin-left="0in" fo:margin-right="0in" fo:margin-top="0in" fo:min-height="0.1in" fo:min-width="0.1in" loext:allow-overlap="false" style:horizontal-pos="right" style:horizontal-rel="char" style:vertical-pos="top" style:vertical-rel="baseline" svg:x="0in" svg:y="-0.1555in" text:anchor-type="as-char">
        <style:columns fo:column-count="1" fo:column-gap="0in"/>
      </style:graphic-properties>
    </style:style>
    <text:outline-style style:name="Outline">
      <text:outline-level-style loext:num-list-format="%1%"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loext:num-list-format="%2%"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loext:num-list-format="%3%"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loext:num-list-format="%4%"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loext:num-list-format="%5%"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loext:num-list-format="%6%"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loext:num-list-format="%7%"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loext:num-list-format="%8%"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loext:num-list-format="%9%"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loext:num-list-format="%10%"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 style:writing-mode="lr-tb"/>
    </style:default-page-layout>
  </office:styles>
  <office:automatic-styles>
    <style:style style:family="paragraph" style:name="MP1" style:parent-style-name="Footer">
      <style:paragraph-properties fo:text-align="center" style:justify-single-word="false"/>
    </style:style>
    <style:style style:family="paragraph" style:name="MP2" style:parent-style-name="Footer">
      <style:paragraph-properties fo:text-align="center" style:justify-single-word="false"/>
      <style:text-properties fo:font-style="italic" style:font-style-asian="italic" style:font-style-complex="italic"/>
    </style:style>
    <style:page-layout style:name="Mpm1">
      <style:page-layout-properties draw:fill="solid" draw:fill-color="#ffffff" draw:opacity="100%" fo:background-color="#ffffff" fo:margin-bottom="0.5in" fo:margin-left="0.5201in" fo:margin-right="0.5201in" fo:margin-top="0.5in" fo:page-height="11in" fo:page-width="8.5in" loext:margin-gutter="0in" style:footnote-max-height="0in" style:layout-grid-base-height="0.25in" style:layout-grid-base-width="0.1528in" style:layout-grid-color="#c0c0c0" style:layout-grid-display="false" style:layout-grid-lines="40" style:layout-grid-mode="none" style:layout-grid-print="false" style:layout-grid-ruby-below="false" style:layout-grid-ruby-height="0in" style:layout-grid-snap-to="true" style:num-format="1" style:print-orientation="portrait" style:writing-mode="lr-tb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fo:margin-left="0in" fo:margin-right="0in" fo:margin-top="0.2598in" fo:min-height="0.3in" style:dynamic-spacing="true"/>
      </style:footer-style>
    </style:page-layout>
    <style:page-layout style:name="Mpm2">
      <style:page-layout-properties fo:margin-bottom="0.5in" fo:margin-left="0.6in" fo:margin-right="0.6in" fo:margin-top="0.5in" fo:page-height="11in" fo:page-width="8.5in" loext:margin-gutter="0in" style:footnote-max-height="0in" style:layout-grid-base-height="0.278in" style:layout-grid-base-width="0.278in" style:layout-grid-color="#c0c0c0" style:layout-grid-display="false" style:layout-grid-lines="20" style:layout-grid-mode="none" style:layout-grid-print="false" style:layout-grid-ruby-below="false" style:layout-grid-ruby-height="0.139in" style:layout-grid-snap-to="true" style:num-format="1" style:print-orientation="portrait" style:register-truth-ref-style-name="Text_20_body" style:writing-mode="lr-tb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fo:margin-left="0in" fo:margin-right="0in" fo:margin-top="0.0799in" fo:min-height="0.2799in" style:dynamic-spacing="false"/>
      </style:footer-style>
    </style:page-layout>
    <style:page-layout style:name="Mpm3">
      <style:page-layout-properties fo:margin-bottom="0.5in" fo:margin-left="0.6in" fo:margin-right="0.6in" fo:margin-top="0.5in" fo:page-height="11in" fo:page-width="8.5in" loext:margin-gutter="0in" style:footnote-max-height="0in" style:layout-grid-base-height="0.278in" style:layout-grid-base-width="0.278in" style:layout-grid-color="#c0c0c0" style:layout-grid-display="false" style:layout-grid-lines="20" style:layout-grid-mode="none" style:layout-grid-print="false" style:layout-grid-ruby-below="false" style:layout-grid-ruby-height="0.139in" style:layout-grid-snap-to="true" style:num-format="1" style:print-orientation="portrait" style:writing-mode="lr-tb">
        <style:columns fo:column-count="1" fo:column-gap="0in"/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fo:margin-left="0in" fo:margin-right="0in" fo:margin-top="0.0799in" fo:min-height="0.2799in" style:dynamic-spacing="false"/>
      </style:footer-style>
    </style:page-layout>
    <style:page-layout style:name="Mpm4">
      <style:page-layout-properties fo:margin-bottom="0.5in" fo:margin-left="0.6in" fo:margin-right="0.6in" fo:margin-top="0.5in" fo:page-height="11in" fo:page-width="8.5in" loext:margin-gutter="0in" style:footnote-max-height="0in" style:layout-grid-base-height="0.278in" style:layout-grid-base-width="0.278in" style:layout-grid-color="#c0c0c0" style:layout-grid-display="false" style:layout-grid-lines="20" style:layout-grid-mode="none" style:layout-grid-print="false" style:layout-grid-ruby-below="false" style:layout-grid-ruby-height="0.139in" style:layout-grid-snap-to="true" style:num-format="1" style:print-orientation="portrait" style:writing-mode="lr-tb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fo:margin-left="0in" fo:margin-right="0in" fo:margin-top="0.0799in" fo:min-height="0.2799in" style:dynamic-spacing="false"/>
      </style:footer-style>
    </style:page-layout>
    <style:page-layout style:name="Mpm5">
      <style:page-layout-properties fo:margin-bottom="0.7874in" fo:margin-left="0.7874in" fo:margin-right="0.7874in" fo:margin-top="0.7874in" fo:page-height="11in" fo:page-width="8.5in" loext:margin-gutter="0in" style:footnote-max-height="0in" style:layout-grid-base-height="0.278in" style:layout-grid-base-width="0.278in" style:layout-grid-color="#c0c0c0" style:layout-grid-display="false" style:layout-grid-lines="20" style:layout-grid-mode="none" style:layout-grid-print="false" style:layout-grid-ruby-below="false" style:layout-grid-ruby-height="0.139in" style:layout-grid-snap-to="true" style:num-format="1" style:print-orientation="portrait" style:writing-mode="lr-tb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 draw:fill="solid" draw:fill-color="#ffffff" draw:opacity="100%"/>
    </style:style>
    <style:style style:family="drawing-page" style:name="Mdp2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3</text:page-number></text:p>
      </style:footer>
    </style:master-page>
    <style:master-page draw:style-name="Mdp2" style:display-name="First Page" style:name="First_20_Page" style:next-style-name="SecondPage" style:page-layout-name="Mpm2">
      <style:footer>
        <text:p text:style-name="MP2"><text:page-number text:select-page="current">0</text:page-number></text:p>
      </style:footer>
    </style:master-page>
    <style:master-page draw:style-name="Mdp2" style:name="SecondPage" style:page-layout-name="Mpm3">
      <style:footer>
        <text:p text:style-name="MP2"><text:page-number text:select-page="current">0</text:page-number></text:p>
      </style:footer>
    </style:master-page>
    <style:master-page draw:style-name="Mdp2" style:display-name="Directory Page" style:name="Directory_20_Page" style:page-layout-name="Mpm4">
      <style:footer>
        <text:p text:style-name="MP2"><text:page-number text:select-page="current">0</text:page-number></text:p>
      </style:footer>
    </style:master-page>
    <style:master-page draw:style-name="Mdp2" style:name="Index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im Avera</meta:initial-creator>
    <meta:creation-date>2014-12-09T17:51:07.045409966</meta:creation-date>
    <dc:date>2023-09-17T19:45:20.159951581</dc:date>
    <meta:editing-duration>P2DT4H17M5S</meta:editing-duration>
    <meta:editing-cycles>181</meta:editing-cycles>
    <meta:generator>LibreOffice/7.5.5.2$Linux_X86_64 LibreOffice_project/50$Build-2</meta:generator>
    <meta:document-statistic meta:table-count="4" meta:image-count="0" meta:object-count="0" meta:page-count="3" meta:paragraph-count="24" meta:word-count="254" meta:character-count="1622" meta:non-whitespace-character-count="1379"/>
  </office:meta>
</office:document-meta>
</file>